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aiduk OT1" svg:font-family="'Baiduk OT'"/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2" style:family="table">
      <style:table-properties style:width="7.5208in" table:align="left"/>
    </style:style>
    <style:style style:name="តារាង2.A" style:family="table-column">
      <style:table-column-properties style:column-width="7.5208in"/>
    </style:style>
    <style:style style:name="តារាង2.A1" style:family="table-cell">
      <style:table-cell-properties style:vertical-align="middle"/>
    </style:style>
    <style:style style:name="តារាង2" style:family="table">
      <style:table-properties style:width="7.5208in" table:align="left"/>
    </style:style>
    <style:style style:name="តារាង2.A" style:family="table-column">
      <style:table-column-properties style:column-width="7.5208in"/>
    </style:style>
    <style:style style:name="តារាង2.A1" style:family="table-cell">
      <style:table-cell-properties style:vertical-align="middle"/>
    </style:style>
    <style:style style:name="តារាង1" style:family="table">
      <style:table-properties style:width="10.8958in" fo:margin-left="0.0125in" fo:margin-right="-0.0028in" table:align="margins"/>
    </style:style>
    <style:style style:name="តារាង1.A" style:family="table-column">
      <style:table-column-properties style:column-width="0.6139in" style:rel-column-width="3693*"/>
    </style:style>
    <style:style style:name="តារាង1.B" style:family="table-column">
      <style:table-column-properties style:column-width="1.0417in" style:rel-column-width="6266*"/>
    </style:style>
    <style:style style:name="តារាង1.C" style:family="table-column">
      <style:table-column-properties style:column-width="0.4375in" style:rel-column-width="2632*"/>
    </style:style>
    <style:style style:name="តារាង1.D" style:family="table-column">
      <style:table-column-properties style:column-width="0.9076in" style:rel-column-width="5460*"/>
    </style:style>
    <style:style style:name="តារាង1.E" style:family="table-column">
      <style:table-column-properties style:column-width="0.5924in" style:rel-column-width="3563*"/>
    </style:style>
    <style:style style:name="តារាង1.F" style:family="table-column">
      <style:table-column-properties style:column-width="0.9479in" style:rel-column-width="5702*"/>
    </style:style>
    <style:style style:name="តារាង1.G" style:family="table-column">
      <style:table-column-properties style:column-width="4.1465in" style:rel-column-width="24938*"/>
    </style:style>
    <style:style style:name="តារាង1.H" style:family="table-column">
      <style:table-column-properties style:column-width="1.125in" style:rel-column-width="6768*"/>
    </style:style>
    <style:style style:name="តារាង1.I" style:family="table-column">
      <style:table-column-properties style:column-width="1.0826in" style:rel-column-width="6513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3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0" style:family="paragraph" style:parent-style-name="Table_20_Contents">
      <style:paragraph-properties fo:margin-top="0.0835in" fo:margin-bottom="0in" fo:padding="0in" fo:border="none"/>
    </style:style>
    <style:style style:name="P11" style:family="paragraph" style:parent-style-name="Text_20_body">
      <style:paragraph-properties fo:text-align="justify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language-complex="ca" style:country-complex="ES" style:font-style-complex="normal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language-complex="ca" style:country-complex="ES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language-complex="ca" style:country-complex="ES" style:font-style-complex="normal"/>
    </style:style>
    <style:style style:name="P15" style:family="paragraph" style:parent-style-name="Text_20_body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language-complex="ca" style:country-complex="ES" style:font-style-complex="normal"/>
    </style:style>
    <style:style style:name="P16" style:family="paragraph" style:parent-style-name="Text_20_body">
      <style:paragraph-properties fo:text-align="start" style:justify-single-word="false"/>
      <style:text-properties style:font-name="Khmer OS" fo:font-size="11pt" fo:font-style="normal" style:font-size-asian="11pt" style:font-style-asian="normal" style:font-name-complex="Khmer OS" style:font-size-complex="11pt" style:language-complex="ca" style:country-complex="ES" style:font-style-complex="normal"/>
    </style:style>
    <style:style style:name="P17" style:family="paragraph" style:parent-style-name="Text_20_body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8" style:family="paragraph" style:parent-style-name="Text_20_body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9" style:family="paragraph" style:parent-style-name="Text_20_body">
      <style:paragraph-properties fo:text-align="start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language-complex="ca" style:country-complex="ES" style:font-style-complex="normal" style:font-weight-complex="bold"/>
    </style:style>
    <style:style style:name="P21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language-complex="ca" style:country-complex="ES" style:font-style-complex="normal" style:font-weight-complex="bold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Khmer OS" fo:font-size="11pt" fo:font-style="normal" style:font-size-asian="11pt" style:font-style-asian="normal" style:font-name-complex="Khmer OS" style:font-size-complex="11pt" style:language-complex="ca" style:country-complex="ES" style:font-style-complex="normal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Khmer OS" fo:font-size="11pt" fo:font-style="normal" style:font-size-asian="11pt" style:font-style-asian="normal" style:font-name-complex="Khmer OS" style:font-size-complex="11pt" style:language-complex="ca" style:country-complex="ES" style:font-style-complex="normal"/>
    </style:style>
    <style:style style:name="P2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Khmer OS" fo:font-size="11pt" fo:font-style="normal" style:font-size-asian="11pt" style:font-style-asian="normal" style:font-name-complex="Khmer OS" style:font-size-complex="11pt" style:language-complex="ca" style:country-complex="ES" style:font-style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Khmer OS" fo:font-size="11pt" fo:language="ca" fo:country="ES" fo:font-style="normal" style:font-size-asian="11pt" style:font-style-asian="normal" style:font-name-complex="Khmer OS" style:font-size-complex="11pt" style:font-style-complex="normal"/>
    </style:style>
    <style:style style:name="P29" style:family="paragraph" style:parent-style-name="Text_20_body">
      <style:paragraph-properties fo:margin-left="0in" fo:margin-right="0in" fo:text-align="justify" style:justify-single-word="false" fo:text-indent="0.5909in" style:auto-text-indent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0" style:family="paragraph" style:parent-style-name="Table_20_Heading">
      <style:paragraph-properties fo:text-align="center" style:justify-single-word="false"/>
      <style:text-properties style:font-name="Khmer OS" fo:font-size="12pt" fo:font-style="normal" fo:font-weight="bold" style:font-size-asian="12pt" style:font-style-asian="normal" style:font-weight-asian="bold" style:font-name-complex="Khmer OS" style:font-size-complex="12pt" style:font-style-complex="normal" style:font-weight-complex="bold"/>
    </style:style>
    <style:style style:name="P31" style:family="paragraph" style:parent-style-name="Table_20_Heading">
      <style:text-properties style:font-name="Khmer OS" fo:font-size="12pt" fo:font-style="normal" style:font-size-asian="12pt" style:font-style-asian="normal" style:font-name-complex="Khmer OS" style:font-size-complex="12pt" style:font-style-complex="normal"/>
    </style:style>
    <style:style style:name="P32" style:family="paragraph" style:parent-style-name="Table_20_Heading">
      <style:paragraph-properties fo:text-align="center" style:justify-single-word="false"/>
      <style:text-properties style:font-name="Khmer OS" fo:font-size="12pt" fo:font-style="normal" style:font-size-asian="12pt" style:font-style-asian="normal" style:font-name-complex="Khmer OS" style:font-size-complex="12pt" style:font-style-complex="normal"/>
    </style:style>
    <style:style style:name="T1" style:family="text">
      <style:text-properties style:font-name-complex="Baiduk OT1" style:font-size-complex="10pt" style:language-complex="ca" style:country-complex="ES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language-complex="ca" style:country-complex="ES"/>
    </style:style>
    <style:style style:name="T4" style:family="text">
      <style:text-properties style:language-complex="ca" style:country-complex="ES" style:font-weight-complex="bold"/>
    </style:style>
    <style:style style:name="T5" style:family="text">
      <style:text-properties fo:language="ca" fo:country="ES"/>
    </style:style>
    <style:style style:name="T6" style:family="text">
      <style:text-properties fo:language="ca" fo:country="ES" style:language-complex="ca" style:country-complex="ES"/>
    </style:style>
    <style:style style:name="T7" style:family="text">
      <style:text-properties fo:language="ca" fo:country="ES" fo:font-weight="bold"/>
    </style:style>
    <style:style style:name="T8" style:family="text">
      <style:text-properties fo:language="ca" fo:country="ES" fo:font-weight="normal" style:font-weight-asian="normal" style:font-weight-complex="normal"/>
    </style:style>
    <style:style style:name="T9" style:family="text">
      <style:text-properties fo:language="ca" fo:country="ES" fo:background-color="#ffff00"/>
    </style:style>
    <style:style style:name="T10" style:family="text">
      <style:text-properties style:font-name-asian="Baiduk OT" style:language-complex="ca" style:country-complex="ES"/>
    </style:style>
    <style:style style:name="T11" style:family="text">
      <style:text-properties fo:font-weight="normal" style:font-weight-asian="normal" style:language-complex="ca" style:country-complex="ES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ស៊ុម1" text:anchor-type="page" text:anchor-page-number="1" svg:x="0in" svg:y="-0.6252in" svg:width="7.5209in" draw:z-index="0">
        <draw:text-box fo:min-height="0.6043in">
          <table:table table:name="តារាង2" table:style-name="តារាង2">
            <table:table-column table:style-name="តារាង2.A"/>
            <table:table-row>
              <table:table-cell table:style-name="តារាង2.A1" office:value-type="string">
                <text:p text:style-name="P1"/>
              </table:table-cell>
            </table:table-row>
            <table:table-row>
              <table:table-cell table:style-name="តារាង2.A1" office:value-type="string">
                <text:p text:style-name="P10">                     <text:span text:style-name="T1">ឆកាមាវចរសួគ៌                              ​​  ២២៦                             ឆន្ទសាស្រ្ត</text:span></text:p>
              </table:table-cell>
            </table:table-row>
            <table:table-row>
              <table:table-cell table:style-name="តារាង2.A1" office:value-type="string">
                <text:p text:style-name="Table_20_Contents"> </text:p>
              </table:table-cell>
            </table:table-row>
          </table:table>
        </draw:text-box>
      </draw:frame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30">ល.រ</text:p>
          </table:table-cell>
          <table:table-cell table:style-name="តារាង1.A1" office:value-type="string">
            <text:p text:style-name="P31">មេ​ពាក្យ</text:p>
          </table:table-cell>
          <table:table-cell table:style-name="តារាង1.A1" office:value-type="string">
            <text:p text:style-name="P32">ល.រ</text:p>
          </table:table-cell>
          <table:table-cell table:style-name="តារាង1.A1" office:value-type="string">
            <text:p text:style-name="P32">សូរ​ប្រកប</text:p>
          </table:table-cell>
          <table:table-cell table:style-name="តារាង1.A1" office:value-type="string">
            <text:p text:style-name="P32">មក​ពី</text:p>
          </table:table-cell>
          <table:table-cell table:style-name="តារាង1.A1" office:value-type="string">
            <text:p text:style-name="P32">ថ្នាក់</text:p>
          </table:table-cell>
          <table:table-cell table:style-name="តារាង1.A1" office:value-type="string">
            <text:p text:style-name="P32">សេចក្ដី​ពន្យល់</text:p>
          </table:table-cell>
          <table:table-cell table:style-name="តារាង1.A1" office:value-type="string">
            <text:p text:style-name="P32">របៀប​សរសេរ​ផ្សេង</text:p>
          </table:table-cell>
          <table:table-cell table:style-name="តារាង1.I1" office:value-type="string">
            <text:p text:style-name="P32">ពាក្យ​ផ្សំ</text:p>
            <text:p text:style-name="P32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ឆ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17"><text:span text:style-name="T3">ព្យពា្ជនៈ​ទី ២ ក្នុង​វគ្គ​ទី ២ ជា​តាលុជៈ មាន​សំឡេង​ក្នុង​ពិតាន​គឺ​ត្រង់​ក្រអូម​មាត់ ជា​ធនិត-អឃោសៈ ខាង​សំស្រ្កឹត​និង​បាលី​មាន​សំឡេង​ជា ច្ហៈ ។ ព្យព្ជានៈ ឆ នេះ តាម​សំយោគ​វិធាន, កាល​បើ​មាន​ព្យព្ជានៈ​ឯ​ទៀត​នៅ​ពី​ខាង​ដើម ត្រូវ​តម្រួត ច ពី​ខាង​លើ​ជា​ដរាប ដូច​ជា ចន្ទច្ឆាយា “ស្រមោល​ព្រះ​ចន្ទ</text:span><text:span text:style-name="T10">”</text:span><text:span text:style-name="T3">;</text:span><text:span text:style-name="T5"> </text:span><text:span text:style-name="T11">ឆទ្ទន្ត</text:span><text:span text:style-name="T3"> “ដំរី​មាន​ភ្លុក ៦ ព័ណ៌“;</text:span><text:span text:style-name="T5"> </text:span><text:span text:style-name="T11">សេតច្ឆត្ត</text:span><text:span text:style-name="T3"> ឬ </text:span><text:span text:style-name="T11">ស្វេតច្ឆត្រ </text:span><text:span text:style-name="T3">“ឆត្រស</text:span><text:span text:style-name="T10">”</text:span><text:span text:style-name="T3"> ជាដើម</text:span><text:span text:style-name="T5">, </text:span><text:span text:style-name="T3">ឯ​នឹង​ប្រើ​ជា </text:span><text:span text:style-name="T11">ចន្ទឆាយា, ឆទន្ត</text:span><text:span text:style-name="T8">,</text:span><text:span text:style-name="T7"> </text:span><text:span text:style-name="T3">សេតឆត្ត ឬ ស្វេតឆត្រ ដូច្នេះ ពុំ​ត្រឹម​ត្រូវ​តាម​សំយោគ​វិធាន​ឡើយ</text:span><text:span text:style-name="T5">, </text:span><text:span text:style-name="T3">លើក​លែង​តែ​ពាក្យ​ជា​គាថា ឬ កាព្យ​ដែល​មាន​សម្ផស្ស​ត្រូវ​ដក​តម្រួត​ចេញ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៥៣</text:p>
          </table:table-cell>
          <table:table-cell table:style-name="តារាង1.A2" office:value-type="string">
            <text:p text:style-name="P3">ឆ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<text:span text:style-name="T3">បំភាន់​ដោយ​សំដី ដើម្បី​នឹង​យក​ទ្រព្យ​របស់​គេ : </text:span><text:s/>ឆ​<text:span text:style-name="T3">យក​ទ្រព្យ គេ,</text:span><text:span text:style-name="T5"> </text:span><text:span text:style-name="T3">ឆ​បោក​ប្រាក់​គេ ចង​ក​សត្វ​ពាហនៈ​រួប​ព័ទ្ធ​ឃ្លុំ​មាត់​ជួស​កន្លុះ ជួស​បង្ហៀរ : <text:s/>ឆ​ច្រមុះ​កូន​គោ បង្ខាន​មិន​ឲ្យ​បៅ​ដោះ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៥៤</text:p>
          </table:table-cell>
          <table:table-cell table:style-name="តារាង1.A2" office:value-type="string">
            <text:p text:style-name="P3">ឆ</text:p>
          </table:table-cell>
          <table:table-cell table:style-name="តារាង1.A2" office:value-type="string">
            <text:p text:style-name="P14"/>
          </table:table-cell>
          <table:table-cell table:style-name="តារាង1.D2" office:value-type="string">
            <text:p text:style-name="P16">ឆ ឬ ឆៈ</text:p>
          </table:table-cell>
          <table:table-cell table:style-name="តារាង1.D2" office:value-type="string">
            <text:p text:style-name="P17"><text:span text:style-name="T3">បា</text:span><text:span text:style-name="T5">.; </text:span><text:span text:style-name="T3">សំ.</text:span></text:p>
          </table:table-cell>
          <table:table-cell table:style-name="តារាង1.D2" office:value-type="string">
            <text:p text:style-name="P5">ប. សំ.</text:p>
          </table:table-cell>
          <table:table-cell table:style-name="តារាង1.D2" office:value-type="string">
            <text:p text:style-name="P17"><text:span text:style-name="T5">(</text:span><text:span text:style-name="T3">ឆស៑</text:span><text:span text:style-name="T5">) </text:span><text:span text:style-name="T3">ប្រាំ​មួយ </text:span><text:span text:style-name="T5">(</text:span><text:span text:style-name="T3">៦</text:span><text:span text:style-name="T5">) </text:span><text:span text:style-name="T3">។ ឆមាស </text:span><text:span text:style-name="T5">(</text:span><text:span text:style-name="T3">ឆ</text:span><text:span text:style-name="T5">-</text:span><text:span text:style-name="T3">មាស</text:span><text:span text:style-name="T5">) “</text:span><text:span text:style-name="T3">ប្រាំ​មួយ​ខែ” ។ តាម​សំយោគ​វិធាន ត្រូវ​តម្រូត ម ជា ធម្មាស</text:span><text:span text:style-name="T5">, </text:span><text:span text:style-name="T3">ព្រោះ ឆ “៦” នេះ កាល​បើ​ផ្សំ​នៅ​ពី​ខាង​ដើម​សព្ទ​ដទៃ ត្រូវ​តែ​តម្រូត​ព្យព្ជានៈ​ខាង​ចុង​នោះ​ជា​ដរាប</text:span><text:span text:style-name="T5">, </text:span><text:span text:style-name="T3">ដូច​ជា </text:span><text:span text:style-name="T11">ឆ </text:span><text:span text:style-name="T8">+ </text:span><text:span text:style-name="T11">ទន្ត </text:span><text:span text:style-name="T8">&gt; </text:span><text:span text:style-name="T11">ឆទ្ទន្ត </text:span><text:span text:style-name="T3">“ដំរី​មាន​ភ្លុក ៦ ព័ណ៌”;</text:span><text:span text:style-name="T5"> </text:span><text:span text:style-name="T11">ឆ </text:span><text:span text:style-name="T8">+ </text:span><text:span text:style-name="T11">វិធ </text:span><text:span text:style-name="T8">&gt; </text:span><text:span text:style-name="T11">ឆព្វិធ <text:s/></text:span><text:span text:style-name="T3">“៦​ប្រការ</text:span><text:span text:style-name="T5">, </text:span><text:span text:style-name="T3">៦​យ៉ាង” ជាដើម ។ បើ​មាន​ស្រៈ​នៅ​ខាង​ចុង​ត្រូវ​ចុះ​អាគម​មក​ផ្សំ</text:span><text:span text:style-name="T5">, </text:span><text:span text:style-name="T3">ដូច​ជា </text:span><text:span text:style-name="T11">ឆ </text:span><text:span text:style-name="T8">+ </text:span><text:span text:style-name="T11">អង្គ </text:span><text:span text:style-name="T8">&gt;</text:span><text:span text:style-name="T12"> </text:span><text:span text:style-name="T11">ឆឡង្គ </text:span><text:span text:style-name="T3"><text:s/>“អង្គ​៦” ។ល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៥៥</text:p>
          </table:table-cell>
          <table:table-cell table:style-name="តារាង1.A2" office:value-type="string">
            <text:p text:style-name="P3">ឆ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17"><text:span text:style-name="T3">ឧ</text:span><text:span text:style-name="T5">.</text:span></text:p>
          </table:table-cell>
          <table:table-cell table:style-name="តារាង1.D2" office:value-type="string">
            <text:p text:style-name="P14">សូរ​ឮ​ដោយ​ទឹក​ហូរ​ឬ​ចាក់​គ្រាប់​អ្វី​នីមួយ​តូច​ៗ មាន​ស្រូវ​អង្ករ​ជា​ដើម ។</text:p>
          </table:table-cell>
          <table:table-cell table:style-name="តារាង1.D2" office:value-type="string">
            <text:p text:style-name="P5">ឆៗ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៥៦</text:p>
          </table:table-cell>
          <table:table-cell table:style-name="តារាង1.A2" office:value-type="string">
            <text:p text:style-name="P3">ឆ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<text:span text:style-name="T3">ដែល​មាន​ញកញោច </text:span><text:span text:style-name="T5">: </text:span><text:span text:style-name="T3">ក្បាល​ឆក</text:span><text:span text:style-name="T5">, </text:span><text:span text:style-name="T3">ឈូង​ឆក;</text:span><text:span text:style-name="T5"> </text:span><text:span text:style-name="T3">ឆក​សមុទ្រ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៥៧</text:p>
          </table:table-cell>
          <table:table-cell table:style-name="តារាង1.A2" office:value-type="string">
            <text:p text:style-name="P3">ឆក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<text:span text:style-name="T3">ចាប់​យក​ដោយ​ប្រញាប់ </text:span><text:span text:style-name="T5">: </text:span><text:span text:style-name="T3">ចោរ​ឆក់​អីវ៉ាន់​គេ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៥៨</text:p>
          </table:table-cell>
          <table:table-cell table:style-name="តារាង1.A2" office:value-type="string">
            <text:p text:style-name="P3">ឆកាមាវច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19"><text:span text:style-name="T3">ឆ</text:span><text:span text:style-name="T6">-</text:span><text:span text:style-name="T3">កាម៉ាវ៉ៈច</text:span></text:p>
          </table:table-cell>
          <table:table-cell table:style-name="តារាង1.D2" office:value-type="string">
            <text:p text:style-name="P17"><text:span text:style-name="T4"><text:s/></text:span><text:span text:style-name="T5"><text:s/></text:span><text:span text:style-name="T3">បា.</text:span>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3">ឋាន​សួគ៌​៦​ជាន់​ក្នុង​ពួក​កាមភព​គឺ ចាតុម្មហារាជិកា</text:span><text:span text:style-name="T5">, </text:span><text:span text:style-name="T3">តាវត្តិង្ស</text:span><text:span text:style-name="T5">, </text:span><text:span text:style-name="T3">យាមា</text:span><text:span text:style-name="T5">, </text:span><text:span text:style-name="T3">តុសិត</text:span><text:span text:style-name="T5">, </text:span><text:span text:style-name="T3">និម្មានរតី</text:span><text:span text:style-name="T5">, </text:span><text:span text:style-name="T3">បរនិម្មិតវសវត្តី ។ </text:span><text:span text:style-name="T5">(</text:span><text:span text:style-name="T3">តាម​សំយោគវិធាន​ត្រូវ​តម្រូត </text:span><text:span text:style-name="T11">ក</text:span><text:span text:style-name="T3"> ជា </text:span><text:span text:style-name="T11">ឆក្កាមាវចរ</text:span><text:span text:style-name="T8">)</text:span><text:span text:style-name="T5">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៥៩</text:p>
          </table:table-cell>
          <table:table-cell table:style-name="តារាង1.A2" office:value-type="string">
            <text:p text:style-name="P11">ឆកាមាវចរ​សួគ៌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16">ឆកាម៉ាវ៉ៈចរ៉ៈសួ</text:p>
          </table:table-cell>
          <table:table-cell table:style-name="តារាង1.D2" office:value-type="string">
            <text:p text:style-name="P17"><text:span text:style-name="T3">បា</text:span><text:span text:style-name="T5">. </text:span><text:span text:style-name="T3">សំ. ក្ល.</text:span></text:p>
          </table:table-cell>
          <table:table-cell table:style-name="តារាង1.D2" office:value-type="string">
            <text:p text:style-name="P17"><text:span text:style-name="T5"><text:s/></text:span><text:span text:style-name="T3">ន</text:span><text:span text:style-name="T5">.</text:span></text:p>
          </table:table-cell>
          <table:table-cell table:style-name="តារាង1.D2" office:value-type="string">
            <text:p text:style-name="P17"><text:span text:style-name="T3">ឋាន​សួគ៌​ក្នុង​ពួក​កាមាវចរ ៦ ជាន់ </text:span><text:span text:style-name="T5">(</text:span><text:span text:style-name="T3">ម</text:span><text:span text:style-name="T5">. </text:span><text:span text:style-name="T3">ព</text:span><text:span text:style-name="T5">. </text:span><text:span text:style-name="T3">ឆ “៦” និង ឆ​កាមាវចរ ទៀត​ផង</text:span><text:span text:style-name="T5">)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៦០</text:p>
          </table:table-cell>
          <table:table-cell table:style-name="តារាង1.A2" office:value-type="string">
            <text:p text:style-name="P21">ឆក្សត្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24"><text:span text:style-name="T3">ឆ</text:span><text:span text:style-name="T5">-</text:span><text:span text:style-name="T3">ក្ស័ត</text:span></text:p>
          </table:table-cell>
          <table:table-cell table:style-name="តារាង1.D2" office:value-type="string">
            <text:p text:style-name="P5">សំ.ក្ល.; បា.</text:p>
          </table:table-cell>
          <table:table-cell table:style-name="តារាង1.D2" office:value-type="string">
            <text:p text:style-name="P29"><text:span text:style-name="T3">ន</text:span><text:span text:style-name="T5">. </text:span></text:p>
          </table:table-cell>
          <table:table-cell table:style-name="តារាង1.D2" office:value-type="string">
            <text:p text:style-name="P23"><text:span text:style-name="T5">(</text:span><text:span text:style-name="T3">ក្ល</text:span><text:span text:style-name="T5">.; </text:span><text:span text:style-name="T3">ឆក្ខត្តិយ “ក្សត្រ ៦ អង្គ”</text:span><text:span text:style-name="T5">) </text:span><text:span text:style-name="T3">ឈ្មោះ​កណ្ឌ ទី ១២ នៃ​គម្ពីរ​មហា​វេស្សន្តរ​ជាតក ហៅ​តាម​ដំណើរ​រឿង​ត្រង់​ក្សត្រ​ទាំង ៦ ព្រះ​អង្គ បាន​ចូល​រួមគ្នា​នៅ​ព្រៃ​ហិមពាន្ត : <text:s/>ខ្ញុំ​ចាប់​ស្លាក​ត្រូវ លើ​កណ្ឌ​ឆក្សត្រ ។</text:span></text:p>
          </table:table-cell>
          <table:table-cell table:style-name="តារាង1.D2" office:value-type="string">
            <text:p text:style-name="P25">ឆក្សត្រិយ៍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៦១</text:p>
          </table:table-cell>
          <table:table-cell table:style-name="តារាង1.A2" office:value-type="string">
            <text:p text:style-name="P11">ឆដា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16">ឆៈដា</text:p>
          </table:table-cell>
          <table:table-cell table:style-name="តារាង1.D2" office:value-type="string">
            <text:p text:style-name="P15">សំ.</text:p>
          </table:table-cell>
          <table:table-cell table:style-name="តារាង1.D2" office:value-type="string">
            <text:p text:style-name="P18"><text:span text:style-name="T5"><text:s/></text:span><text:span text:style-name="T3">ន</text:span><text:span text:style-name="T5">. </text:span></text:p>
          </table:table-cell>
          <table:table-cell table:style-name="តារាង1.D2" office:value-type="string">
            <text:p text:style-name="P17"><text:span text:style-name="T3">ពន្លឺ</text:span><text:span text:style-name="T5">. </text:span><text:span text:style-name="T3">លំអ (ពាក្យ​សម្រាប់​ប្រើ​ក្នុង​កាព្យ</text:span><text:span text:style-name="T5">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៦២</text:p>
          </table:table-cell>
          <table:table-cell table:style-name="តារាង1.A2" office:value-type="string">
            <text:p text:style-name="P20">ឆដាភ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24"><text:span text:style-name="T3">ឆៈ</text:span><text:span text:style-name="T5">--</text:span></text:p>
          </table:table-cell>
          <table:table-cell table:style-name="តារាង1.D2" office:value-type="string">
            <text:p text:style-name="P28">សំ.</text:p>
          </table:table-cell>
          <table:table-cell table:style-name="តារាង1.D2" office:value-type="string">
            <text:p text:style-name="P22"><text:span text:style-name="T3">ន</text:span><text:span text:style-name="T5">.</text:span></text:p>
          </table:table-cell>
          <table:table-cell table:style-name="តារាង1.D2" office:value-type="string">
            <text:p text:style-name="P23"><text:span text:style-name="T3">ពន្លឺ​ព្រោងព្រាយ</text:span><text:span text:style-name="T5">, </text:span><text:span text:style-name="T3">ឆ្វៀលឆ្វាត់</text:span><text:span text:style-name="T5">, </text:span><text:span text:style-name="T3">ដាល​ច្រវាត់;</text:span><text:span text:style-name="T5"> </text:span><text:span text:style-name="T3">ផ្លេកបន្ទោរ </text:span><text:span text:style-name="T5">(</text:span><text:span text:style-name="T3">ពាក្យ​សម្រាប់​ប្រើ​ក្នុង​កាព្យ</text:span><text:span text:style-name="T5">) </text:span><text:span text:style-name="T3">។</text:span>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៦៣</text:p>
          </table:table-cell>
          <table:table-cell table:style-name="តារាង1.A2" office:value-type="string">
            <text:p text:style-name="P3">ឆ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22"><text:span text:style-name="T3">ឧ</text:span><text:span text:style-name="T5">. </text:span></text:p>
          </table:table-cell>
          <table:table-cell table:style-name="តារាង1.D2" office:value-type="string">
            <text:p text:style-name="P23"><text:span text:style-name="T3">សូរ​ឮ​ដោយ​គោ</text:span><text:span text:style-name="T5">, </text:span><text:span text:style-name="T3">ក្របី​ដក​ដង្ហើម​ខ្លាំង ដោយ​ងើយ​ផ្ងើយ​ច្រមុះ​ឡើង ដោយ​ហត់ ។</text:span></text:p>
          </table:table-cell>
          <table:table-cell table:style-name="តារាង1.D2" office:value-type="string">
            <text:p text:style-name="P5">ឆតៗ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៦៤</text:p>
          </table:table-cell>
          <table:table-cell table:style-name="តារាង1.A2" office:value-type="string">
            <text:p text:style-name="P20">ឆត្រ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27">ឆ័ត</text:p>
          </table:table-cell>
          <table:table-cell table:style-name="តារាង1.D2" office:value-type="string">
            <text:p text:style-name="P5">សំ.; <text:s/>បា.</text:p>
          </table:table-cell>
          <table:table-cell table:style-name="តារាង1.D2" office:value-type="string">
            <text:p text:style-name="P22"><text:span text:style-name="T3">ន</text:span><text:span text:style-name="T5">. </text:span></text:p>
          </table:table-cell>
          <table:table-cell table:style-name="តារាង1.D2" office:value-type="string">
            <text:p text:style-name="P23"><text:span text:style-name="T5">(</text:span><text:span text:style-name="T3">ឆត្ត</text:span><text:span text:style-name="T5">) </text:span><text:span text:style-name="T3">ប្រដាប់​មាន​ដង​ឆ្អឹង គន្លឹះ ពាស​សំពត់ បើក តម្លោះ​បិទ​បាន​ សម្រាប់​បើក​កាន់​បាំង​កម្ដៅ​ថ្ងៃ</text:span><text:span text:style-name="T5">, </text:span><text:span text:style-name="T3">បាំង​ភ្លៀង : <text:s/>បើក ឆត្រ</text:span><text:span text:style-name="T5">, </text:span><text:span text:style-name="T3">បាំង​ឆត្រ តម្លោះ​ឆត្រ ។ ថ្ងៃ​បាំង​ឆត្រ</text:span><text:span text:style-name="T5">, </text:span><text:span text:style-name="T3">ខែ​បាំង​ឆត្រ គឺ​ពន្លឺ​មាន​កណ្តាប់​វង់​មូល​សណ្ឋាន​ដូច​ជា​មណ្ឌល​ឆត្រ ព័ទ្ធ​ជុំវិញ​ព្រះ​អាទិត្យ</text:span><text:span text:style-name="T5">, </text:span><text:span text:style-name="T3">ព្រះ​</text:span> <text:span text:style-name="T3">ចន្រ្ទ </text:span><text:span text:style-name="T5">...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៦៥</text:p>
          </table:table-cell>
          <table:table-cell table:style-name="តារាង1.A2" office:value-type="string">
            <text:p text:style-name="P11">ឆត្រ​រួត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19"><text:span text:style-name="T3">ឆ័ត</text:span><text:span text:style-name="T5">--</text:span>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18"><text:span text:style-name="T5"><text:s/></text:span><text:span text:style-name="T3">ន</text:span><text:span text:style-name="T5">.</text:span></text:p>
          </table:table-cell>
          <table:table-cell table:style-name="តារាង1.D2" office:value-type="string">
            <text:p text:style-name="P17"><text:span text:style-name="T5">(</text:span><text:span text:style-name="T3">ឆត្តាតិច្ឆត្ត</text:span><text:span text:style-name="T5">) </text:span><text:span text:style-name="T3">ឆត្រ​មាន​រួត ។ ឈ្មោះ​ហរិត​ជាតិ​មួយ​ប្រភេទ មាន​ផ្កា​ជា​ថ្នាក់​ៗ​ស្រដៀង​នឹង​ឆត្រ​រួត : ដើម​ឆត្រ​រួត ផ្កា​ឆត្រ​រួត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4">ផ្កាឆត្ររួត</text:p>
          </table:table-cell>
        </table:table-row>
        <table:table-row>
          <table:table-cell table:style-name="តារាង1.A2" office:value-type="string">
            <text:p text:style-name="P2">២៨៦៦</text:p>
          </table:table-cell>
          <table:table-cell table:style-name="តារាង1.A2" office:value-type="string">
            <text:p text:style-name="P13"><text:span text:style-name="T3">ឆទាន​សាលា</text:span>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16">ឆៈទានៈសាល៉ា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3">សាលា</text:span><text:span text:style-name="T5">, </text:span><text:span text:style-name="T3">រោង ៦ កន្លែង សម្រាប់​ចែក​ទាន​ដល់​ពួក​ស្មូម;</text:span><text:span text:style-name="T5"> </text:span><text:span text:style-name="T3">ខ្មែរ​យើង​ច្រើន​ហៅ​ត្រឡប់​បទ​ចុង​ជាដើម​ថា សាលា​ឆ​ទាន </text:span><text:span text:style-name="T5">(</text:span><text:span text:style-name="T3">សាល៉ា</text:span><text:span text:style-name="T5">-</text:span><text:span text:style-name="T3">ឆ</text:span><text:span text:style-name="T5">-</text:span><text:span text:style-name="T3">ទាន</text:span><text:span text:style-name="T5">) </text:span><text:span text:style-name="T3">។ គួរ​ថា ឆទ្ទានសាលា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៦៧</text:p>
          </table:table-cell>
          <table:table-cell table:style-name="តារាង1.A2" office:value-type="string">
            <text:p text:style-name="P13"><text:span text:style-name="T3">ឆទ្ទន្ត</text:span>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19"><text:span text:style-name="T3">ឆ័ទ</text:span><text:span text:style-name="T5">-</text:span><text:span text:style-name="T3">ទ័ន</text:span>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17"><text:span text:style-name="T5">(</text:span><text:span text:style-name="T3">ឆ “៦” </text:span><text:span text:style-name="T5">+ </text:span><text:span text:style-name="T3">ទន្ត “ភ្លុក” </text:span><text:span text:style-name="T5">&gt; </text:span><text:span text:style-name="T3">ឆទ្ទន្ត</text:span><text:span text:style-name="T5">) </text:span><text:span text:style-name="T3">ឈ្មោះ​ដំរី​មួយ​ប្រភេទ​ក្នុង​រឿង​ជាតក : ដំរី​ឆទ្ទន្ត គឺ​ដំរី​មាន​ភ្លុក​ប្រកប​ដោយ​ពណ៌ ៦ ។ ឈ្មោះ​មហា​ស្រះ​មួយ​ក្នុង​ពួក​មហា​ស្រះ​ទាំង​ប្រាំ ៧ នៅ​ដំបន់​ភ្នំ​ហិមពាន្ត : ស្រះ​ឆទ្ទន្ត​មាន​ភ្នំ​ហិមពាន្ត ជា​ប្រភព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៦៨</text:p>
          </table:table-cell>
          <table:table-cell table:style-name="តារាង1.A2" office:value-type="string">
            <text:p text:style-name="P3">ឆ​ទ្វ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19"><text:span text:style-name="T3">ឆ័ត</text:span><text:span text:style-name="T5">-</text:span><text:span text:style-name="T3">ទ្វា</text:span>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3">ទ្វារ ៦ គឺ​ទ្វារ​ភ្នែក</text:span><text:span text:style-name="T5">, </text:span><text:span text:style-name="T3">ត្រចៀក</text:span><text:span text:style-name="T5">, </text:span><text:span text:style-name="T3">ច្រមុះ</text:span><text:span text:style-name="T5">, </text:span><text:span text:style-name="T3">អណ្តាត</text:span><text:span text:style-name="T5">, </text:span><text:span text:style-name="T3">កាយ</text:span><text:span text:style-name="T5">, </text:span><text:span text:style-name="T3">មនោ </text:span><text:span text:style-name="T5">(</text:span><text:span text:style-name="T3">ចិត្ត</text:span><text:span text:style-name="T5">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៦៩</text:p>
          </table:table-cell>
          <table:table-cell table:style-name="តារាង1.A2" office:value-type="string">
            <text:p text:style-name="P3">ឆន្ទ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ឆ័ន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3">ឈ្មោះ​ដំណើរ​កាព្យ​មាន​កំណត់​ដោយ​អក្សរ​ដែល​ត្រូវ​រៀបរៀង </text:span><text:span text:style-name="T5">...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៧០</text:p>
          </table:table-cell>
          <table:table-cell table:style-name="តារាង1.A2" office:value-type="string">
            <text:p text:style-name="P3">ឆន្ទៈ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19"><text:span text:style-name="T3">ឆ័ន</text:span><text:span text:style-name="T5">-</text:span><text:span text:style-name="T3">ទៈ</text:span>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6">(</text:span><text:span text:style-name="T3">ឆន្ទ</text:span><text:span text:style-name="T5">) </text:span><text:span text:style-name="T3">សេចក្តី​ប្រាថ្នា;</text:span><text:span text:style-name="T5"> </text:span><text:span text:style-name="T3">បំណង;</text:span><text:span text:style-name="T5"> </text:span><text:span text:style-name="T3">គំនិត;</text:span><text:span text:style-name="T5"> </text:span><text:span text:style-name="T3">ការ​យល់​ព្រម .</text:span><text:span text:style-name="T5">..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៧១</text:p>
          </table:table-cell>
          <table:table-cell table:style-name="តារាង1.A2" office:value-type="string">
            <text:p text:style-name="P3">ឆន្ទវុត្តិប្បទី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26">ឈ្មោះ​គម្ពីរ ១ សំដែង​អំពី​បែប​បទ​កាព្យ​ខាង​បាលី​ភាស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៧២</text:p>
          </table:table-cell>
          <table:table-cell table:style-name="តារាង1.A2" office:value-type="string">
            <text:p text:style-name="P21">ឆន្ទសាស្រ្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19"><text:span text:style-name="T3">ឆ័ន</text:span><text:span text:style-name="T5">-</text:span><text:span text:style-name="T3">ទៈ សាស</text:span>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18"><text:span text:style-name="T3">ន</text:span><text:span text:style-name="T5">.</text:span></text:p>
          </table:table-cell>
          <table:table-cell table:style-name="តារាង1.D2" office:value-type="string">
            <text:p text:style-name="P17"><text:span text:style-name="T5">(</text:span><text:span text:style-name="T3">ឆន្ទសត្ថ</text:span><text:span text:style-name="T5">) </text:span><text:span text:style-name="T3">ឈ្មោះ​គម្ពីរ​សំដែង​អំពី​ដំណើរ​បែប​បទ​កាព្យ​ខាង​ភាសា​សំស្រ្កឹត : សាវិត្តិសាស្រ្ត​ជា​ប្រមុខ នៃ​ឆន្ទសាស្រ្ត​ទាំងពួង​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៧៣</text:p>
          </table:table-cell>
          <table:table-cell table:style-name="តារាង1.A2" office:value-type="string">
            <text:p text:style-name="P20">ឆន្ទ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24"><text:span text:style-name="T3">ឆ័ន</text:span><text:span text:style-name="T5">-</text:span><text:span text:style-name="T3">ទា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22"><text:span text:style-name="T3">ន</text:span><text:span text:style-name="T5">.</text:span></text:p>
          </table:table-cell>
          <table:table-cell table:style-name="តារាង1.D2" office:value-type="string">
            <text:p text:style-name="P23"><text:span text:style-name="T3">ពាក្យ​សម្រាប់​ហៅ​ស្រ្តី​ដែល​មាន​សេចក្តី​ប្រាថ្នា​ធំ​រវះរវាម​ទៅ​រក​កាមគុណ ជា​អ្នក​រហើររហាយ​រាយមាយ​ឡេះឡោះ : ស្រី​ឆន្ទា; <text:s text:c="2"/></text:span><text:span text:style-name="T5">(</text:span><text:span text:style-name="T3">ព</text:span><text:span text:style-name="T5">. </text:span><text:span text:style-name="T3">ទ្រ</text:span><text:span text:style-name="T5">.) </text:span><text:span text:style-name="T9">ៈ</text:span><text:span text:style-name="T3"> មេឆន្ទា , មេចោរឆន្ទា </text:span><text:span text:style-name="T5">(</text:span><text:span text:style-name="T3">ម</text:span><text:span text:style-name="T5">. </text:span><text:span text:style-name="T3">ព</text:span><text:span text:style-name="T5">. </text:span><text:span text:style-name="T3">ឆន្ទៈ ផង</text:span><text:span text:style-name="T5">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៧៤</text:p>
          </table:table-cell>
          <table:table-cell table:style-name="តារាង1.A2" office:value-type="string">
            <text:p text:style-name="P11">ឆន្ទាគតិ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19"><text:span text:style-name="T3">ឆ័ន</text:span><text:span text:style-name="T5">-</text:span><text:span text:style-name="T3">ទាគៈតិ</text:span>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3">សេចក្តី​លំអៀង​ព្រោះ​តែ​ស្រឡាញ់ : វិនិឆ័្ឆយ​សេចក្តី ដោយ​ឆន្ទា​គតិ</text:span><text:span text:style-name="T5">, </text:span><text:span text:style-name="T3">មនុស្ស​លុះ​ក្នុង​ឆន្ទាគតិ <text:s/></text:span><text:span text:style-name="T5">(</text:span><text:span text:style-name="T3">ម</text:span><text:span text:style-name="T5">. </text:span><text:span text:style-name="T3">ព</text:span><text:span text:style-name="T5">. </text:span><text:span text:style-name="T3">អគតិ ផង</text:span><text:span text:style-name="T5">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៧៥</text:p>
          </table:table-cell>
          <table:table-cell table:style-name="តារាង1.A2" office:value-type="string">
            <text:p text:style-name="P3">ឆន្នអាមាត្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19"><text:span text:style-name="T3">ឆ័ន</text:span><text:span text:style-name="T5">-</text:span><text:span text:style-name="T3">អាម៉ាត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17"><text:span text:style-name="T3">ឈ្មោះ​នាយ​សារថី​ម្នាក់​របស់​ព្រះ​សិទ្ធត្ថ​មហា​សត្វ ជា</text:span> <text:span text:style-name="T3">សហជាត​ កើត​ថ្ងៃ​ដំណាល​នឹង​ព្រះ​សិទ្ធត្ថៈ ជា​មនុស្ស​ជិត​ដិត ស្និទ្ធស្នាល​នឹង​ព្រះ​អង្គ</text:span><text:span text:style-name="T5">, </text:span><text:span text:style-name="T3">លុះ​ចំណេរ​កាល​មក​ខាង​មុខ ឈ្មោះ​នេះ</text:span> <text:span text:style-name="T3">បាន​ចូល​មក​បួស​ជា​ភិក្ខុ​ក្នុង​ព្រះ​ពុទ្ធ​សាសនា ដោយ​ការ​រលឹក​អាល័យ​ព្រះ​សក្យមុនី​សម្ពុទ្ធ​និង​មិត្រ​ភ័ក្តិ​ឯទៀត</text:span><text:span text:style-name="T5">, </text:span><text:span text:style-name="T3">ជា​ភិក្ខុ​មាន​មានះ​រឹងត្អឹង​ប្រឹង​ក្រៃលែង ។ល។ </text:span><text:span text:style-name="T5">(</text:span><text:span text:style-name="T3">ម</text:span><text:span text:style-name="T5">. </text:span><text:span text:style-name="T3">ព</text:span><text:span text:style-name="T5">. </text:span><text:span text:style-name="T3">ព្រហ្មទណ្ឌ ទៀត​ផង</text:span><text:span text:style-name="T5">) </text:span><text:span text:style-name="T3">។</text:span></text:p>
          </table:table-cell>
          <table:table-cell table:style-name="តារាង1.D2" office:value-type="string">
            <text:p text:style-name="P4">ឆន្នា​មាត្យ​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៧៦</text:p>
          </table:table-cell>
          <table:table-cell table:style-name="តារាង1.A2" office:value-type="string">
            <text:p text:style-name="P20">ឆប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22"><text:span text:style-name="T3">កិ</text:span><text:span text:style-name="T5">.</text:span></text:p>
          </table:table-cell>
          <table:table-cell table:style-name="តារាង1.D2" office:value-type="string">
            <text:p text:style-name="P23"><text:span text:style-name="T3">អែបអប</text:span><text:span text:style-name="T5">, </text:span><text:span text:style-name="T3">ត្រូវ​អធ្យាស្រ័យ​គ្នា</text:span><text:span text:style-name="T5">, </text:span><text:span text:style-name="T3">ពេញ​ចិត្ត​ស្រឡាញ់</text:span><text:span text:style-name="T5">, </text:span><text:span text:style-name="T3">រាប់​រក​គ្នា</text:span><text:span text:style-name="T5">, ... <text:s/>(</text:span><text:span text:style-name="T3">មិន​សូវ​ប្រើ</text:span><text:span text:style-name="T5">) </text:span><text:span text:style-name="T3">។ ឆបរ៉ប យក​ចិត្ត</text:span><text:span text:style-name="T5">, </text:span><text:span text:style-name="T3">ផ្គាប់</text:span><text:span text:style-name="T5">, <text:s/></text:span><text:span text:style-name="T3">ផ្គាប់ផ្គុន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26">ឆបរ៉ប</text:p>
          </table:table-cell>
        </table:table-row>
        <table:table-row>
          <table:table-cell table:style-name="តារាង1.A2" office:value-type="string">
            <text:p text:style-name="P2">២៨៧៧</text:p>
          </table:table-cell>
          <table:table-cell table:style-name="តារាង1.A2" office:value-type="string">
            <text:p text:style-name="P12">ឆព្វណ្ណ​រង្សី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19"><text:span text:style-name="T3">ឆ័ព</text:span><text:span text:style-name="T5">-</text:span><text:span text:style-name="T3">ព័ណ</text:span><text:span text:style-name="T5">-</text:span><text:span text:style-name="T3">ណៈរ័ងសី</text:span>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3">(ឆព្វណ្ណរំសិ</text:span><text:span text:style-name="T5">) </text:span><text:span text:style-name="T3">រស្មី ៦ ព័ណ៌ គឺខៀវ</text:span><text:span text:style-name="T5">, </text:span><text:span text:style-name="T3">លឿង</text:span><text:span text:style-name="T5">, </text:span><text:span text:style-name="T3">ក្រហម</text:span><text:span text:style-name="T5">, </text:span><text:span text:style-name="T3">ស</text:span><text:span text:style-name="T5">, </text:span><text:span text:style-name="T3">ហង្សបាទ,</text:span><text:span text:style-name="T5"> </text:span><text:span text:style-name="T3">ផ្លេក</text:span><text:span text:style-name="T5"> (</text:span><text:span text:style-name="T3">ពន្លឺ​ពេជ្រ</text:span><text:span text:style-name="T5">); </text:span><text:span text:style-name="T3">និយាយ​ចំពោះ​តែ​រស្មី​នៃ​ព្រះ​សព្វញ្ញុពុទ្ធ, តាម​ទម្លាប់ ច្រើន​ហៅ​ថា </text:span><text:span text:style-name="T6">ឆ-</text:span><text:span text:style-name="T3">ព័ណ្ណរង្សី ប៉ុន្តែ គង់​សរសេរ​ជា ឆព្វណ្ណរង្សី <text:s/>ដូច្នេះ​ដែរ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៧៨</text:p>
          </table:table-cell>
          <table:table-cell table:style-name="តារាង1.A2" office:value-type="string">
            <text:p text:style-name="P11">ឆមាស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3">ប្រាំ​មួយ​ខែ​ឬ​ខែ​ប្រាំ​មួយ : ឆមាស​ទី ១</text:span><text:span text:style-name="T5">, </text:span><text:span text:style-name="T3">ឆមាស​ទី ២ (តាម​សំយោគវិធាន​ជា​ឆម្មាស</text:span><text:span text:style-name="T5">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៧៩</text:p>
          </table:table-cell>
          <table:table-cell table:style-name="តារាង1.A2" office:value-type="string">
            <text:p text:style-name="P11">ឆ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17"><text:span text:style-name="T3">ប</text:span><text:span text:style-name="T5">. </text:span></text:p>
          </table:table-cell>
          <table:table-cell table:style-name="តារាង1.D2" office:value-type="string">
            <text:p text:style-name="P14">ពាក្យ​សម្រាប់​និយាយ​ផ្សំ​ជា​មួយ​នឹង​ពាក្យ ឈូ: មនុស្ស​ផ្អើល​ឈូឆ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៨០</text:p>
          </table:table-cell>
          <table:table-cell table:style-name="តារាង1.A2" office:value-type="string">
            <text:p text:style-name="P3">ឆវ​គ្រឹ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ឆៈ-វ៉ៈ--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3">(សំ. ឝវ + គ្ឫ-ហ) ផ្ទះ​សម្រាប់​ដាក់​ខ្មោច</text:span><text:span text:style-name="T5">, </text:span><text:span text:style-name="T3">ផ្ទះ​សម្រាប់​តម្កល់​សាកសព​ទុក​ជា បណ្តោះ​អាសន្ន ក្នុង​មន្ទីរ​ពេទ្យ​ទម្រាំ​ដល់​ពេល​យក​ចេញ​ទៅ​ក្រៅ ។</text:span></text:p>
            <text:p text:style-name="P17"/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៨១</text:p>
          </table:table-cell>
          <table:table-cell table:style-name="តារាង1.A2" office:value-type="string">
            <text:p text:style-name="P3">ឆវ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ឆៈវី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5">(</text:span><text:span text:style-name="T3">ឆវិ</text:span><text:span text:style-name="T5">; </text:span><text:span text:style-name="T3">ឆវិ ឬ ឆវី</text:span><text:span text:style-name="T5">) </text:span><text:span text:style-name="T3">សម្បុរ​ថ្ងៃ, សម្បុរ​ស្បែក </text:span><text:span text:style-name="T5">(</text:span><text:span text:style-name="T3">រ</text:span><text:span text:style-name="T5">. </text:span><text:span text:style-name="T3">ស</text:span><text:span text:style-name="T5">.) : </text:span><text:span text:style-name="T3">ព្រះ​ឆវី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៨២</text:p>
          </table:table-cell>
          <table:table-cell table:style-name="តារាង1.A2" office:value-type="string">
            <text:p text:style-name="P3">ឆវី​រោ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ឆៈវីរោក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5">(</text:span><text:span text:style-name="T3">ឆវិ</text:span><text:span text:style-name="T5">; </text:span><text:span text:style-name="T3">ឆវិ ឬ ឆវី </text:span><text:span text:style-name="T5">+ </text:span><text:span text:style-name="T3">រោគ</text:span><text:span text:style-name="T5">) </text:span><text:span text:style-name="T3">រោគ​ដែល​កើត​នា​ស្បែក</text:span><text:span text:style-name="T5">, </text:span><text:span text:style-name="T3">រោគ​ស្បែក </text:span><text:span text:style-name="T5">: </text:span><text:span text:style-name="T3">កញ្ជ្រិល, ចែងថ្ងៃ</text:span><text:span text:style-name="T5">, </text:span><text:span text:style-name="T3">អុត</text:span><text:span text:style-name="T5"> ... </text:span><text:span text:style-name="T3">ជា​ឆវី​រោគ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៨៣</text:p>
          </table:table-cell>
          <table:table-cell table:style-name="តារាង1.A2" office:value-type="string">
            <text:p text:style-name="P3">ឆវី​វណ្ណ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ឆៈវីវ័ន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5">(</text:span><text:span text:style-name="T3">ឆវិវណ្ណ</text:span><text:span text:style-name="T5">; </text:span><text:span text:style-name="T3">ឆវិវណ៌ ឬ ឆវីវណ៌</text:span><text:span text:style-name="T5">) </text:span><text:span text:style-name="T3">ព័ណ៌​សម្បុរ​ថ្ងៃ</text:span><text:span text:style-name="T5">, </text:span><text:span text:style-name="T3">ព័ណ៌​សម្បុរ​ស្បែក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៨៤</text:p>
          </table:table-cell>
          <table:table-cell table:style-name="តារាង1.A2" office:value-type="string">
            <text:p text:style-name="P3">ឆស័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ឆ-សាក់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 ឬ គុ.</text:p>
          </table:table-cell>
          <table:table-cell table:style-name="តារាង1.D2" office:value-type="string">
            <text:p text:style-name="P17"><text:span text:style-name="T3">ស័ក​ទី ៦ ក្នុង​ចំនួន​ស័ក​ដប់​ឆ្នាំ </text:span><text:span text:style-name="T5">: </text:span><text:span text:style-name="T3">ឆ្នាំ​រកា​ឆស័ក </text:span><text:span text:style-name="T5">(</text:span><text:span text:style-name="T3">ម</text:span><text:span text:style-name="T5">. </text:span><text:span text:style-name="T3">ព</text:span><text:span text:style-name="T5">. </text:span><text:span text:style-name="T3">ស័ក ផង</text:span><text:span text:style-name="T5">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៨៥</text:p>
          </table:table-cell>
          <table:table-cell table:style-name="តារាង1.A2" office:value-type="string">
            <text:p text:style-name="P3">ឆា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3">ឈ្មោះ​សម្ល​ចិន​មួយ​ប្រភេទ ស្ល​ដោយ​មាន​សាច់​ខ្លាញ់ ឬ​ខ្លាញ់​ចម្រាញ់​ឮ​សូរ​ឆា​ៗ </text:span><text:span text:style-name="T5">: </text:span><text:span text:style-name="T3">មី​ឆា</text:span><text:span text:style-name="T5">, </text:span><text:span text:style-name="T3">ឆា​សណ្តែក ។</text:span>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ចិ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<text:span text:style-name="T3">ចម្រាញ់</text:span><text:span text:style-name="T5">, </text:span><text:span text:style-name="T3">ចំហៀវ ។ ធ្វើ​សម្ល​ឆា</text:span><text:span text:style-name="T5">, </text:span><text:span text:style-name="T3">ស្ល​ឆា ។ ព</text:span><text:span text:style-name="T5">. </text:span><text:span text:style-name="T3">ប្រ</text:span><text:span text:style-name="T5">. </text:span><text:span text:style-name="T3">ព្រាង​មើល​មុន</text:span><text:span text:style-name="T5">, </text:span><text:span text:style-name="T3">ល្បង​មើល​មុន ដើម្បី​ឲ្យ​ដឹង​ទំនង </text:span><text:span text:style-name="T5">: </text:span><text:span text:style-name="T3">ឆា​ចោល ១ លើក​ទៅ​ចុះ </text:span><text:span text:style-name="T5">(</text:span><text:span text:style-name="T3">ព.</text:span><text:span text:style-name="T5"> </text:span><text:span text:style-name="T3">សា</text:span><text:span text:style-name="T5">.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៣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<text:span text:style-name="T3">ដែល​ប្រេះ​ស្រាំ </text:span><text:span text:style-name="T5">: </text:span><text:span text:style-name="T3">ចាន​ឆា ។ ព</text:span><text:span text:style-name="T5">. </text:span><text:span text:style-name="T3">ប្រ</text:span><text:span text:style-name="T5">. </text:span><text:span text:style-name="T3">ថា ប្រេះ​ឆា គឺ​មោះមៃ​នឹង​គ្នា​បន្តិច​បន្តួច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៨៦</text:p>
          </table:table-cell>
          <table:table-cell table:style-name="តារាង1.A2" office:value-type="string">
            <text:p text:style-name="P3">ឆា៎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7"><text:span text:style-name="T3">ពាក្យ​បន្ទរ​ក្នុង​បទ​ចំរៀង</text:span><text:span text:style-name="T5">, </text:span><text:span text:style-name="T3">ទទួល​ចង្វាក់​ច្រៀង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៨៧</text:p>
          </table:table-cell>
          <table:table-cell table:style-name="តារាង1.A2" office:value-type="string">
            <text:p text:style-name="P3">ឆា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26">សូរ​ឮ​ដោយ​ឆា​ខ្លាញ់​ជាដើ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៨៨</text:p>
          </table:table-cell>
          <table:table-cell table:style-name="តារាង1.A2" office:value-type="string">
            <text:p text:style-name="P3">ឆាក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<text:span text:style-name="T3">កាត់​ដោយ​ប្រណាក </text:span><text:span text:style-name="T5">: </text:span><text:span text:style-name="T3">ឆាក​ស្លា ។ </text:span><text:span text:style-name="T5">(</text:span><text:span text:style-name="T3">ស</text:span><text:span text:style-name="T5">. </text:span><text:span text:style-name="T3">ជ័ក អ</text:span><text:span text:style-name="T5">. </text:span><text:span text:style-name="T3">ថ</text:span><text:span text:style-name="T5">. </text:span><text:span text:style-name="T3">ឆ័ក</text:span><text:span text:style-name="T5">. “</text:span><text:span text:style-name="T3">ទាញ</text:span><text:span text:style-name="T5">...”) </text:span><text:span text:style-name="T3">។ ទាញ​សំពត់​បង្សុកូល ចាប់​ផ្ទាំង​សំពត់ ឬ​ចាប់​អំបោះ​ដែល​ភ្ជាប់​អំពី​អដ្ឋិធាតុ​មក​សូត្រ​ធម៌​បង្សុកូល </text:span><text:span text:style-name="T5">: </text:span><text:span text:style-name="T3">និមន្ត​លោក​ឆាក </text:span><text:span text:style-name="T5">(</text:span><text:span text:style-name="T3">ស</text:span><text:span text:style-name="T5">. </text:span><text:span text:style-name="T3">ស</text:span><text:span text:style-name="T5">.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3">បន្លោះ​ធ្នូ ។ រមូរ​សក់​កន្ទុយ​សេះ​មាន​ដង​សម្រាប់​កូត​ទ្រ </text:span><text:span text:style-name="T5">: </text:span><text:span text:style-name="T3">ឆាក​ទ្រ ។ បន្ទប់​សម្រាប់​តែង​តួ​ល្ខោន </text:span><text:span text:style-name="T5">: </text:span><text:span text:style-name="T3">ឆាក​ល្ខោន</text:span><text:span text:style-name="T5">, </text:span><text:span text:style-name="T3">ល្ខោន​ចេញ​ពី​ឆាក ។ ផ្ទាំង​គំនូស​ចំនួន ១ សង្កាត់​រៀង​ឬ​ចំនួន ១ កណ្ឌ​សាស្រ្តា ដោយ​សេចក្តី​កាត់​ខ្លី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៨៩</text:p>
          </table:table-cell>
          <table:table-cell table:style-name="តារាង1.A2" office:value-type="string">
            <text:p text:style-name="P3">ឆា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7"><text:span text:style-name="T3">សូរ​ឮ​ដោយ​វត្ថុ​ស្តើង​ធ្វើ​ដោយ​លោហ​ជាតិ​ឆ្លាក់ ឬ​ទង្គិច​ជាដើម ។</text:span>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៩០</text:p>
          </table:table-cell>
          <table:table-cell table:style-name="តារាង1.A2" office:value-type="string">
            <text:p text:style-name="P3">ឆាឆ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ចិ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<text:span text:style-name="T3">ធ្វើ​អុកឡុក</text:span><text:span text:style-name="T5">, </text:span><text:span text:style-name="T3">ធ្វើ​ឲ្យ​រអាក់​រអួល</text:span><text:span text:style-name="T5">, </text:span><text:span text:style-name="T3">ធ្វើ​ឲ្យ​ទាស់​ដំណើរ​កិច្ច​ការ </text:span><text:span text:style-name="T5">: </text:span><text:span text:style-name="T3">ការ​កំពុង​តែ​ស្រួល​ល្អ​ពេក វា​មក​ឆាឆៅ​ខូច​អស់ <text:s/></text:span><text:span text:style-name="T5">(</text:span><text:span text:style-name="T3">ព</text:span><text:span text:style-name="T5">. </text:span><text:span text:style-name="T3">សា</text:span><text:span text:style-name="T5">.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៩១</text:p>
          </table:table-cell>
          <table:table-cell table:style-name="តារាង1.A2" office:value-type="string">
            <text:p text:style-name="P3">ឆាត​កា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ឆាតៈកាល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5">(</text:span><text:span text:style-name="T3">ប្សាត-កាល</text:span><text:span text:style-name="T5">) </text:span><text:span text:style-name="T3">កាល​សម័យ​ដែល​ឃ្លាន</text:span><text:span text:style-name="T5">, </text:span><text:span text:style-name="T3">សម័យ​ដែល​អត់​ឃ្លាន </text:span><text:span text:style-name="T5">: </text:span><text:span text:style-name="T3">ប្រទះ​លើ​ឆាតកាល <text:s/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៩២</text:p>
          </table:table-cell>
          <table:table-cell table:style-name="តារាង1.A2" office:value-type="string">
            <text:p text:style-name="P3">ឆាតក​ទុក្ខ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ឆាតៈកៈទុក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3">ទុក្ខ​កើត​អំពី​ឃ្លាន</text:span><text:span text:style-name="T5">, </text:span><text:span text:style-name="T3">អំពី​អត់​ឃ្លាន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៩៣</text:p>
          </table:table-cell>
          <table:table-cell table:style-name="តារាង1.A2" office:value-type="string">
            <text:p text:style-name="P3">ឆាតក​ភ័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ឆាតៈកៈភៃ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5">(</text:span><text:span text:style-name="T3">ឆាតក​ភយ</text:span><text:span text:style-name="T5">; </text:span><text:span text:style-name="T3">ប្សាតក​ភយ</text:span><text:span text:style-name="T5">) </text:span><text:span text:style-name="T3">ភ័យ​អំពី​ឃ្លាន</text:span><text:span text:style-name="T5">, </text:span><text:span text:style-name="T3">អំពី​អត់​ឃ្លាន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៩៤</text:p>
          </table:table-cell>
          <table:table-cell table:style-name="តារាង1.A2" office:value-type="string">
            <text:p text:style-name="P3">ឆាតក​រោ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ឆាតៈកៈរោគ</text:p>
          </table:table-cell>
          <table:table-cell table:style-name="តារាង1.D2" office:value-type="string">
            <text:p text:style-name="P5">បា.; 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5">(</text:span><text:span text:style-name="T3">ប្សាតក​រោគ</text:span><text:span text:style-name="T5">) </text:span><text:span text:style-name="T3">រោគ​ដែល​កើត​បណ្តាល​អំពី​អត់​ឃ្លាន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៩៥</text:p>
          </table:table-cell>
          <table:table-cell table:style-name="តារាង1.A2" office:value-type="string">
            <text:p text:style-name="P3">ឆាន់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<text:span text:style-name="T3">បរិភោគ</text:span><text:span text:style-name="T5">, </text:span><text:span text:style-name="T3">ស៊ី </text:span><text:span text:style-name="T5">: </text:span><text:span text:style-name="T3">និមន្ត​លោក​ឆាន់</text:span><text:span text:style-name="T5">, </text:span><text:span text:style-name="T3">ឆាន់​ចង្ហាន់ </text:span><text:span text:style-name="T5">(</text:span><text:span text:style-name="T3">ស</text:span><text:span text:style-name="T5">. </text:span><text:span text:style-name="T3">ស</text:span><text:span text:style-name="T5">.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ស.</text:p>
          </table:table-cell>
          <table:table-cell table:style-name="តារាង1.D2" office:value-type="string">
            <text:p text:style-name="P5">បុ.</text:p>
          </table:table-cell>
          <table:table-cell table:style-name="តារាង1.D2" office:value-type="string">
            <text:p text:style-name="P17"><text:span text:style-name="T5">(</text:span><text:span text:style-name="T3">ឆ័ន</text:span><text:span text:style-name="T5">) ពា</text:span><text:span text:style-name="T3">ក្យ​សម្រាប់​ព្រះ​ថេរៈ និយាយ​ចេញ​ឈ្មោះ​ខ្លួន​ថា ខ្ញុំ ទៅ​រក​ភិក្ខុ​ខ្ចី​វស្សា ឬ​សាមណេរ </text:span><text:span text:style-name="T5">(</text:span><text:span text:style-name="T3">ប្រើ​ដោយ​ទម្លាប់</text:span><text:span text:style-name="T5">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៩៦</text:p>
          </table:table-cell>
          <table:table-cell table:style-name="តារាង1.A2" office:value-type="string">
            <text:p text:style-name="P3">ឆាប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<text:span text:style-name="T3">ហើរ​ហក់​ចុះ​ទាប ដើម្បី​នឹង​ចាប់​អ្វី​ៗ </text:span><text:span text:style-name="T5">: </text:span><text:span text:style-name="T3">ខ្លែង​ឆាប​កូន​មាន់ ។ រូស​អ្វី​ៗ ដោយ​ដែក​ឆាប </text:span><text:span text:style-name="T5">: </text:span><text:span text:style-name="T3">ឆាប​រណារ ។ លូក​រាល​ទៅ​ឆេះ </text:span><text:span text:style-name="T5">: </text:span><text:span text:style-name="T3">អណ្តាត​ភ្លើង​ឆាប​សយាប​ផ្ទះ ។ ន</text:span><text:span text:style-name="T5">. </text:span><text:span text:style-name="T3">ព</text:span><text:span text:style-name="T5">. </text:span><text:span text:style-name="T3">ប្រ</text:span><text:span text:style-name="T5">. </text:span><text:span text:style-name="T3">ទៅ​មួយ​ឆាប គឺ​ទៅ​មួយ​សំទុះ</text:span><text:span text:style-name="T5">, </text:span><text:span text:style-name="T3">មួយ​ទ្រួស</text:span><text:span text:style-name="T5">, </text:span><text:span text:style-name="T3">មួយ​ភ្លែត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ចិ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4">គ្រឿង​ភ្លេង​មួយ​ប្រភេទ សម្រាប់​ចាប់​ទង្គិច​ទទួល​ចង្វាក់​ភ្លេង ឬ​ចង្វាក់​ច្រៀ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៩៧</text:p>
          </table:table-cell>
          <table:table-cell table:style-name="តារាង1.A2" office:value-type="string">
            <text:p text:style-name="P3">ឆាប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<text:span text:style-name="T3">ដែល​ប្រញាប់</text:span><text:span text:style-name="T5">, </text:span><text:span text:style-name="T3">រួសរាន់</text:span><text:span text:style-name="T5">, </text:span><text:span text:style-name="T3">វៃ​ៗ </text:span><text:span text:style-name="T5">: </text:span><text:span text:style-name="T3">ដើរ​ឆាប់</text:span><text:span text:style-name="T5">, </text:span><text:span text:style-name="T3">ទៅ​ឆាប់​ៗ ។ ពាក្យ​ផ្ទុយ យឺត</text:span><text:span text:style-name="T5">, </text:span><text:span text:style-name="T3">យូរ 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៨៩៨</text:p>
          </table:table-cell>
          <table:table-cell table:style-name="តារាង1.A2" office:value-type="string">
            <text:p text:style-name="P3">ឆាយ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<text:span text:style-name="T3">ទាត់​កកាយ​ឲ្យ​រាយ</text:span><text:span text:style-name="T5">, </text:span><text:span text:style-name="T3">ឲ្យ​រាប</text:span><text:span text:style-name="T5">, </text:span><text:span text:style-name="T3">ឲ្យ​ស្មើ </text:span><text:span text:style-name="T5">: </text:span><text:span text:style-name="T3">ឆាយ​ដី</text:span><text:span text:style-name="T5">, </text:span><text:span text:style-name="T3">ឆាយ​សំរាម <text:s/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5">(</text:span><text:span text:style-name="T3">ឆាយា “ស្រមោល</text:span><text:span text:style-name="T5">, </text:span><text:span text:style-name="T3">ម្លប់</text:span><text:span text:style-name="T5">; </text:span><text:span text:style-name="T3">រូប</text:span><text:span text:style-name="T5">; </text:span><text:span text:style-name="T3">លំអ</text:span><text:span text:style-name="T5">...”) </text:span><text:span text:style-name="T3">ពាក្យ​សម្រាប់​និយាយ​ផ្សំ​នឹង​ពាក្យ ឆើត</text:span><text:span text:style-name="T5">, </text:span><text:span text:style-name="T3">ឆោម ឲ្យ​មាន​សេចក្តី​ប្លែក​ជាង​ប្រក្រតី </text:span><text:span text:style-name="T5">: </text:span><text:span text:style-name="T3">ឆើត​ឆាយ <text:s/>គឺ​ល្អ​ប្រពៃ</text:span><text:span text:style-name="T5">, </text:span><text:span text:style-name="T3">ថ្លៃថ្លា </text:span><text:span text:style-name="T5">(</text:span><text:span text:style-name="T3">ម</text:span><text:span text:style-name="T5">. </text:span><text:span text:style-name="T3">ព</text:span><text:span text:style-name="T5">. </text:span><text:span text:style-name="T3">ឆើត ផង</text:span><text:span text:style-name="T5">) </text:span><text:span text:style-name="T3">។ ឆោមឆាយ គឺ​មាន​រូប​ស្រៀវស្រស់</text:span><text:span text:style-name="T5">, </text:span><text:span text:style-name="T3">ល្អ​ប្រពៃ </text:span><text:span text:style-name="T5">(</text:span><text:span text:style-name="T3">ម</text:span><text:span text:style-name="T5">. </text:span><text:span text:style-name="T3">ព</text:span><text:span text:style-name="T5">. </text:span><text:span text:style-name="T3">ឆោម ផង</text:span><text:span text:style-name="T5">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<text:span text:style-name="T3">ឆើត​ឆាយ </text:span><text:span text:style-name="T3">ឆោមឆាយ </text:span></text:p>
          </table:table-cell>
        </table:table-row>
        <table:table-row>
          <table:table-cell table:style-name="តារាង1.A2" office:value-type="string">
            <text:p text:style-name="P2">២៨៩៩</text:p>
          </table:table-cell>
          <table:table-cell table:style-name="តារាង1.A2" office:value-type="string">
            <text:p text:style-name="P3">ឆាយ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ឆាយ៉ា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3">ស្រមោល</text:span><text:span text:style-name="T5">, </text:span><text:span text:style-name="T3">ម្លប់</text:span><text:span text:style-name="T5">; </text:span><text:span text:style-name="T3">រូប</text:span><text:span text:style-name="T5">; </text:span><text:span text:style-name="T3">លំអ</text:span><text:span text:style-name="T5">; </text:span><text:span text:style-name="T3">ពន្លឺ</text:span><text:span text:style-name="T5">... </text:span><text:span text:style-name="T3">។ សំបុត្រ​សម្គាល់​ខ្លួន​សម្រាប់​ភិក្ខុ​ក្នុង​សម័យ​សព្វ​ថ្ងៃ​នេះ កាន់​រក្សា​ទុក​ជា​គ្រឿង​អាង​ឲ្យ​ដឹង​ថា​កាល​ដែល​ខ្លួន​លោក​បំពេញ​ឧបសម្បទា​នោះ សម្រេច​ញត្តិចតុត្ថកម្មវាចា នៅ​វេលា​ស្រមោល​ចម្រឹង​ឈើ ឬ​ឫស្សី ដែល​បោះ​ជា​គ្រឿង​សម្គាល់​នោះ​បាន​ប៉ុន្មាន​ជាន់</text:span><text:span text:style-name="T5">; </text:span><text:span text:style-name="T3">លុះ​ត​មក កំណត់​យក​នាឡិកា ប្រាប់​ម៉ោង​ពេល​ជា​ជំនួស​ស្រមោល ហើយ​មាន​កត់​ហេតុ​ផេ្សង​ៗ មាន​ថ្ងៃ ខែ ឆ្នាំ សករាជ​ជា​ដើម​ផង</text:span><text:span text:style-name="T5">; </text:span><text:span text:style-name="T3">ក្នុង​សម័យ​ឥឡូវ សូម្បី​សាមណេរ​ក៏​ឲ្យ​មាន​សំបុត្រ​នេះ​កាន់​រក្សា​ខ្លួន​ដែរ <text:s text:c="5"/></text:span><text:span text:style-name="T5">(</text:span><text:span text:style-name="T3">ហៅ​ថា សង្ឃដីកា សម្រាប់​ឲ្យ​សាមណេរ​កាន់​ជា​សម្គាល់</text:span><text:span text:style-name="T5">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០០</text:p>
          </table:table-cell>
          <table:table-cell table:style-name="តារាង1.A2" office:value-type="string">
            <text:p text:style-name="P3">ឆាយាធ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<text:span text:style-name="T3">អ្នក​ទ្រទ្រង់​នូវ​ពន្លឺ</text:span><text:span text:style-name="T5">, </text:span><text:span text:style-name="T3">ទ្រទ្រង់​នូវ​ស្រមោល </text:span><text:span text:style-name="T5">(</text:span><text:span text:style-name="T3">ព្រះ​ចន្រ្ទ</text:span><text:span text:style-name="T5">; </text:span><text:span text:style-name="T3">កញ្ចក់</text:span><text:span text:style-name="T5">) </text:span><text:span text:style-name="T3">។</text:span>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០១</text:p>
          </table:table-cell>
          <table:table-cell table:style-name="តារាង1.A2" office:value-type="string">
            <text:p text:style-name="P3">ឆាយាបថ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--បត់</text:p>
          </table:table-cell>
          <table:table-cell table:style-name="តារាង1.D2" office:value-type="string">
            <text:p text:style-name="P5">សំ.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ផ្លូវ​នៃ​ពន្លឺ (អាកាស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០២</text:p>
          </table:table-cell>
          <table:table-cell table:style-name="តារាង1.A2" office:value-type="string">
            <text:p text:style-name="P3">ឆាយាភ្រឹ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(ឆាយាភ្ឫត៑) អ្នក​កាន់​នូវ​ពន្លឺ, អ្នក​មាន​ពន្លឺ (ព្រះ​ចន្ទ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០៣</text:p>
          </table:table-cell>
          <table:table-cell table:style-name="តារាង1.A2" office:value-type="string">
            <text:p text:style-name="P3">ឆាយាមិត្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--មិត</text:p>
          </table:table-cell>
          <table:table-cell table:style-name="តារាង1.D2" office:value-type="string">
            <text:p text:style-name="P5">សំ.; 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(ឆាយាមិត្ត) សំឡាញ់​នៃ​ស្រមោល, នៃ​ម្លប់ (ឆត្រ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០៤</text:p>
          </table:table-cell>
          <table:table-cell table:style-name="តារាង1.A2" office:value-type="string">
            <text:p text:style-name="P3">ឆាយាល័ក្ខណ៍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ឆា-យ៉ា-ល័ក</text:p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(ឆាយាលក្ខណ) រូប​ថត : ព្រះ​ឆាយា​ល័ក្ខណ៍ (រ. ស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០៥</text:p>
          </table:table-cell>
          <table:table-cell table:style-name="តារាង1.A2" office:value-type="string">
            <text:p text:style-name="P3">ឆាល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រហ័ស​ណាស់ : វិល​ឆាល់, លឿន​ឆាល់, ស្ទុះ​ឆាល់​ចូល​ទៅ, មើល​ទៅ​ឃើញ​ឆាល់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០៦</text:p>
          </table:table-cell>
          <table:table-cell table:style-name="តារាង1.A2" office:value-type="string">
            <text:p text:style-name="P3">ឆាវ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សរសេរ​ចម្លង​ស្រង់​សេចក្ដី​ដោយ​អន្លើ, សរសេរ​ចម្លង​ស្រង់​សេចក្ដី​ដោយ​អក្សរ​ខ្វៀក​យ៉ាង​ប្រញាប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 </text:p>
          </table:table-cell>
          <table:table-cell table:style-name="តារាង1.D2" office:value-type="string">
            <text:p text:style-name="P17">សូរ​ឮ​ដោយ​ចាក់​ទឹក​ឬ​ជ្រលក់​ទឹក​លត់​លោហ​ជាតិ​មាន​ដែក​ជាដើម ដែល​កំពុង​ឆេះ​ក្ដៅ​ឬ​សូរ​សន្ធឹក​សត្វ​ល្អិត​មាន​ចំនួន​ច្រើន​ផ្អើល​ជាដើ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០៧</text:p>
          </table:table-cell>
          <table:table-cell table:style-name="តារាង1.A2" office:value-type="string">
            <text:p text:style-name="P3">ឆិញ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17">ដែល​រលីង​ធេង, ក្បិល, ណិល, យង់ : រលីង​ឆិញ ។</text:p>
          </table:table-cell>
          <table:table-cell table:style-name="តារាង1.D2" office:value-type="string">
            <text:p text:style-name="P5">ឆេញ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០៨</text:p>
          </table:table-cell>
          <table:table-cell table:style-name="តារាង1.A2" office:value-type="string">
            <text:p text:style-name="P3">ឆិត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ិ.</text:p>
          </table:table-cell>
          <table:table-cell table:style-name="តារាង1.D2" office:value-type="string">
            <text:p text:style-name="P17">ស្រដៀង​គ្នា, ប្របេះ​គ្នា ។ កិ. វិ. ដែល​ជិត​ទៀប​នឹង​ដល់ នឹង​ត្រូវ​ឬ​ប៉ះ​ត្រូវ​តែ​បន្ដិច : ចោល​មិន​ត្រូវ​គ្រាន់​តែ​ឆិត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ចាក់​បញ្ឆិត​ឲ្យ​ទៅ​ជា​ថ្នេរ​មូល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០៩</text:p>
          </table:table-cell>
          <table:table-cell table:style-name="តារាង1.A2" office:value-type="string">
            <text:p text:style-name="P3">ឆិ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17">ដែល​អស់​រលីង : រលីង​ឆិល (ម. ព. ឆិញ ផង) ។ ដែល​ក្រហម​ស្រស់ : ស៊ី​ស្លា​ដិត​ឆិល ។ ក្រហម​ឆិល <text:s/>គឺ​ក្រហម​ស្រស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2">២៩១០</text:p>
          </table:table-cell>
          <table:table-cell table:style-name="តារាង1.A2" office:value-type="string">
            <text:p text:style-name="P3">ឆី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ស៊ី (ព. បុ.) : ឆ្កែ​ជា​ឲ្យ​បាយ​ឆី ដេក​នៅ​ដី​ចាំ​ធនធាន គ្រឿង​សឹក​ទុក​ទាហាន កេរ្តិ៍​គម្ពីរ​ទុក​ប្រាជ្ញ​ប្រាយ <text:s/>(សាស្រ្តា​ច្បាប់​កេរកាល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១១</text:p>
          </table:table-cell>
          <table:table-cell table:style-name="តារាង1.A2" office:value-type="string">
            <text:p text:style-name="P3">ឆឹក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7">សូរ​ឮ​ដោយ​វត្ថុ​រឹង​តូច​ស្រួយ ដដុស​គ្នា ឬ​ទង្គិច​គ្នា ។</text:p>
          </table:table-cell>
          <table:table-cell table:style-name="តារាង1.D2" office:value-type="string">
            <text:p text:style-name="P5">ឆិកៗ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១២</text:p>
          </table:table-cell>
          <table:table-cell table:style-name="តារាង1.A2" office:value-type="string">
            <text:p text:style-name="P3">ឆឹ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រំងាស់​សម្រាំង​ជា​មួយ​នឹង​ស្ករ​រាវ​ឲ្យ​ស្ងួត​ស្រឹ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១៣</text:p>
          </table:table-cell>
          <table:table-cell table:style-name="តារាង1.A2" office:value-type="string">
            <text:p text:style-name="P3">ឆឺ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7">សូរ​ឮ​ដោយ​លោហ​ជាតិ​ស្ដើង​រឹង​ស្រួយ ធ្លាក់​ទង្គុកទង្គិច ឬ​ដោយ​ផ្ទាត់, គោះ ឲ្យ​ប៉ះ​នឹង​វត្ថុ​រឹង​ផង​គ្ន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១៤</text:p>
          </table:table-cell>
          <table:table-cell table:style-name="តារាង1.A2" office:value-type="string">
            <text:p text:style-name="P3">ឆុ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លង់, ស៊ុន : ឆុក​គំនិត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១៥</text:p>
          </table:table-cell>
          <table:table-cell table:style-name="តារាង1.A2" office:value-type="string">
            <text:p text:style-name="P3">ឆុ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ចិ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ចាក់​ទឹក​ក្ដៅ សំយុង​ចុះ​ទៅ​លើ​តែ ឬ​ទៅ​លើ​ថ្នាំ​ផង់​សម្រាប់​កែ​រោគ ឬ​ក៏​បង់​ស្លឹក​តែ, បង់​ថ្នាំ​ផង់ ចាក់​ទឹក​ក្ដៅ ឲ្យ​ចេញ​រស​ជាតិ : ឆុង​តែ; ឆុង​ថ្នាំ ។ ចុះ​រាសី, អាប់​សិរី​សួស្ដី, ថយ​អានុភាព ក៏​ហៅ​ថា ឆុង <text:s/>ដែរ ។ បញ្ចុះ​អដ្ឋិធាតុ​មាតា​ឬ​បិតា ត្រូវ​ត្រង់​ថ្ងៃ ឬ ខែ​ឆ្នាំ​កំណើត​នៃ​បុត្រ​ឬ​ធីតា​បង្កើត ក៏​ហៅ​ថា ឆុង <text:s/>ដែរ : ឆុង​ថ្ងៃ - ខែ - ឆ្នាំ​លើ​កូន​នេះ ឬ លើ​កូន​នោះ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១៦</text:p>
          </table:table-cell>
          <table:table-cell table:style-name="តារាង1.A2" office:value-type="string">
            <text:p text:style-name="P3">ឆុ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17">ដែល​ត្រូវ, ពិត, ប្រាកដ, ដែល​ប្រកប, ពូកែ, ស័ក្តិសិទ្ធិ : គ្រូ​នេះ​ទាយ​ឆុត​ណាស់; ថ្នាំ​នេះ​ឆុត​ណាស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១៧</text:p>
          </table:table-cell>
          <table:table-cell table:style-name="តារាង1.A2" office:value-type="string">
            <text:p text:style-name="P3">ឆុ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បា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ចាប់, កាន់, ប៉ះ​ពាល់ : កុំ​យក​ដៃ​ទៅ​ឆុប​កញ្ចក់​នេះ​លេង (មិន​សូវ​ប្រើ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១៨</text:p>
          </table:table-cell>
          <table:table-cell table:style-name="តារាង1.A2" office:value-type="string">
            <text:p text:style-name="P3">ឆុរ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សំ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(ឆុរ <text:s text:c="2"/>“កាត់, កាប់, ពុះ​បំបែក, ហ័ន”) ខ្សុរ​ឡើង, ឆេវ​ឡើង ។ ឆុរ​ឆេះ <text:s/>គឺ​ក្រោធ​ក្ដៅ​ខ្លាំង​ទប់​មិន​ឈ្នះ ។ ឆុរ​ឆេវ <text:s/>គឺ​ខឹង​ខ្លាំង​ដូច​ជា​ចាប់​ពើត​ឆេវ​ៗ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ុរឆេះ </text:p>
            <text:p text:style-name="P17">ឆុរឆេវ </text:p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7">សូរ​ឮ​ដោយ​ប្រេង​ឬ​ខ្លាញ់ ដែល​ពុះ​ព្រោះ​ត្រូវ​ចំហាយ​ក្ដៅ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១៩</text:p>
          </table:table-cell>
          <table:table-cell table:style-name="តារាង1.A2" office:value-type="string">
            <text:p text:style-name="P3">ឆូ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ធ្វើ​ឲ្យ​មុត​មាន​ស្នាម​ជា​ឆ្នូត, កាត់​ផ្ដាច់​រហូត​តាម​ផ្នក់ តាម​ស្នាម : យក​ដែក​គោល​ឆូត​បន្ទះ​ក្ដារ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២០</text:p>
          </table:table-cell>
          <table:table-cell table:style-name="តារាង1.A2" office:value-type="string">
            <text:p text:style-name="P3">ឆូ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ចំហូវ​ដោយ​ឧបាយ​បញ្ឆោត, ឈ្លេច​សួរ​ដោយ​ឧបាយ​កល ដើម្បី​ឲ្យ​ដឹង​ការ​ជាក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២១</text:p>
          </table:table-cell>
          <table:table-cell table:style-name="តារាង1.A2" office:value-type="string">
            <text:p text:style-name="P3">ឆួ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17">ពាក្យ​សម្រាប់​និយាយ​ផ្សំ​នឹង​ពាក្យ​ឆែប : ឆែប​ឆួង <text:s/>គឺ​ឆែប​គ្រហួង​ឬ​ឆែប​មាន​ឈូង​ឆក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ែបឆួង</text:p>
          </table:table-cell>
        </table:table-row>
        <table:table-row>
          <table:table-cell table:style-name="តារាង1.A2" office:value-type="string">
            <text:p text:style-name="P2">២៩២២</text:p>
          </table:table-cell>
          <table:table-cell table:style-name="តារាង1.A2" office:value-type="string">
            <text:p text:style-name="P3">ឆួល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បណ្ដាល​ឡើង​ដោយ​កម្ដៅ​ឬ​ដោយ​ក្លិន​អ្វី​ដែល​ផ្សាយ​ជះ​ឡើង​ដល់​ច្រមុះ នាំ​ឲ្យ​ឈ្លក់, ឲ្យ​កណ្ដាស់​ឬ​នាំ​ឲ្យ​ចង្អោរ ដូច​ក្លិន​ផង់​ម្រេច​ជាដើ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អុជ​ផ្ទាល​បញ្ឆាប, រោល​បញ្ឆាប​ដោយ​អណ្ដាត​ភ្លើង : ឆួល​ព្រៃ, ឆួល​គំនរ​ចំបើង <text:s/>។ កិ. ឬ កិ. វិ. ខ្មួល​ឡើង, ឆេវ​ឡើង : ខឹង​ឆួល, ឈឺ​ពោះ​ឆួល ។ គុ. ដែល​ចាស់​ភ្លើង​រក​កល​ខ្លោច : បាយ​ឆួល​ភ្លើ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២៣</text:p>
          </table:table-cell>
          <table:table-cell table:style-name="តារាង1.A2" office:value-type="string">
            <text:p text:style-name="P3">ឆើ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ឧត្តម, ថ្លៃថ្លា, ប្រសើរ​កន្លង : ល្អ​ឆើត <text:s/>។ ឆើត​ឆាយ ស្រស់​បំព្រង​ថ្លៃថ្លា ។ ឆើត​ឆោម ដែល​មាន​រូប​រាង​ប្រសើរ​កន្លង (សម្រាប់​ប្រើ​ក្នុង​កាព្យ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ើតឆាយ</text:p>
            <text:p text:style-name="P17">ឆើត​ឆោម​ </text:p>
          </table:table-cell>
        </table:table-row>
        <table:table-row>
          <table:table-cell table:style-name="តារាង1.A2" office:value-type="string">
            <text:p text:style-name="P2">២៩២៤</text:p>
          </table:table-cell>
          <table:table-cell table:style-name="តារាង1.A2" office:value-type="string">
            <text:p text:style-name="P3">ឆើ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17">ប៉ើយ, តោះតើយ, សោះ​អង្គើយ, យ៉ាង​ស្បើយ : ងាក​ឆើយ, ធ្វើ​ឫក​ឆើយ, ក្រអូប​ឆើយ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២៥</text:p>
          </table:table-cell>
          <table:table-cell table:style-name="តារាង1.A2" office:value-type="string">
            <text:p text:style-name="P3">ឆៀ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7">យ. ព. ទ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ពិនិត្យ​មើល, ត្រួតត្រា​មើល, ឲ្យ​ដឹង​ថា​របស់​នោះ​ត្រឹម​ត្រូវ​តាម​បញ្ញត្តិ​ឬ​ទេ : ឆៀក​រថយន្ត, យក​រទេះ​ទៅ​ឆៀក (ម. ព. ឆែកឆេរ <text:s/>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២៦</text:p>
          </table:table-cell>
          <table:table-cell table:style-name="តារាង1.A2" office:value-type="string">
            <text:p text:style-name="P3">ឆៀ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ល្អៀង​បន្តិច​ៗ​ពី​គ្នា : ស្ពាយ​ឆៀង ឬ ព័ទ្ធ​ឆៀង <text:s/>គឺ​ស្ពាយ​ឬ​ព័ទ្ធ​តែ​មួយ​ចំហៀ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២៧</text:p>
          </table:table-cell>
          <table:table-cell table:style-name="តារាង1.A2" office:value-type="string">
            <text:p text:style-name="P3">ឆៀ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ឈឺ​ចាក់​ដោត​យ៉ាង​ស្រាល​ៗ ម្ដង​ៗ ឬ​ចាប់​ពើត ឬ​ក៏​ផ្សា​បន្តិច​ៗ ម្ដង​ៗ : ឈឺ​ឆៀប, ឈឺ​ឆៀប​ៗ <text:s/>។</text:p>
          </table:table-cell>
          <table:table-cell table:style-name="តារាង1.D2" office:value-type="string">
            <text:p text:style-name="P5">ឆៀបៗ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២៨</text:p>
          </table:table-cell>
          <table:table-cell table:style-name="តារាង1.A2" office:value-type="string">
            <text:p text:style-name="P3">ឆេញ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17">(ម. ព. ឆិញ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២៩</text:p>
          </table:table-cell>
          <table:table-cell table:style-name="តារាង1.A2" office:value-type="string">
            <text:p text:style-name="P3">ឆេ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(ម. ព. ឆែកឆេរ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៣០</text:p>
          </table:table-cell>
          <table:table-cell table:style-name="តារាង1.A2" office:value-type="string">
            <text:p text:style-name="P3">ឆេ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មាន​អាការ​ពើត​ចាប់​ស្រាល​ៗ : ឈឺ​ពោះ​ឆេវ <text:s/>។ ដែល​ខ្សុរ​ឡើង, ឆុរ​ឡើង : ខឹង​ឆេវ, ឆុរឆេវ <text:s/>(ម. ព. ឆុរ ១ កិ. ផង) ។</text:p>
          </table:table-cell>
          <table:table-cell table:style-name="តារាង1.D2" office:value-type="string">
            <text:p text:style-name="P5">ឆៀវ​</text:p>
          </table:table-cell>
          <table:table-cell table:style-name="តារាង1.I2" office:value-type="string">
            <text:p text:style-name="P17">ឆុរឆេវ </text:p>
          </table:table-cell>
        </table:table-row>
        <table:table-row>
          <table:table-cell table:style-name="តារាង1.A2" office:value-type="string">
            <text:p text:style-name="P2">២៩៣១</text:p>
          </table:table-cell>
          <table:table-cell table:style-name="តារាង1.A2" office:value-type="string">
            <text:p text:style-name="P3">ឆេ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ត្រូវ​ភ្លើង​ចាប់, វិនាស​ដោយ​ភ្លើង, កើត​មាន​ភ្លើង : ភ្លើង​ឆេះ​ព្រៃ, គោម​ឆេះ​ហើយ ។ គុ. ដែល​ងាយ​ដុត, ដែល​ឆាប់​ទទួល​ភ្លើង : ឧស​នេះ​ឆេះ​ល្អ​ណាស់ ។ ព. ប្រ. កិ. <text:s/>ក្ដៅ​ក្រហាយ, រោល​រាល​ ក្នុង​សន្ដាន : សត្វ​លោក​ត្រូវ​ភ្លើង​ទុក្ខ​ភ្លើង​កិលេស​ឆេះ​រង្គំ​ជានិច្ច​ ។ <text:s/>ខឹង​ក្ដៅ​ខ្លាំង, ក្ដៅ​ចិត្ត​ខ្លាំង : គាត់​គ្រាន់​តែ​ឮ​គេ​និយាយ​រឿង​ហេតុ​នោះ​ប្រាប់​ភ្លាម ក៏​ស្រាប់​តែ​ឆេះ​ច្រឡោត​អ្នក​ណា​អង្វរ​ក៏​មិន​ព្រម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៣២</text:p>
          </table:table-cell>
          <table:table-cell table:style-name="តារាង1.A2" office:value-type="string">
            <text:p text:style-name="P3">ឆ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យ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រទេះ : ឆែ ! ពី​នេះ​ទៅ​ផ្សារ​ធំ​ថ្មី​យក​តម្លៃ​ប៉ុន្មាន ?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៣៣</text:p>
          </table:table-cell>
          <table:table-cell table:style-name="តារាង1.A2" office:value-type="string">
            <text:p text:style-name="P3">ឆែក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ឬ កិ. វិ.</text:p>
          </table:table-cell>
          <table:table-cell table:style-name="តារាង1.D2" office:value-type="string">
            <text:p text:style-name="P17">ធ្វើ​ឲ្យ​មាន​ឆែក, ច្រៀក​បំបែក : ក្ដារ​មួយ​សន្លឹក​នេះ ត្រូវ​ទុក​ទោល​ទាំង​ពីរ​ខាង​ឲ្យ​រាប​ស្មើ​ចុះ កុំ​បាច់​ឆែក, មួយ​សន្លឹក​នុ៎ះ​ត្រូវ​អារ​ឆែក​តាម​គំនូស​ដែល​ខ្ញុំ​គូស​ឲ្យ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មាន​របត់​ញោច​ចេញ​លូក​ចូល​គន្លាក់​គន្លើន : ស្លឹក​ឆែក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៣៤</text:p>
          </table:table-cell>
          <table:table-cell table:style-name="តារាង1.A2" office:value-type="string">
            <text:p text:style-name="P3">ឆែកែ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យ.; បារ.</text:p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(ពុស-ស្ពុស <text:s/>Pousse-Pousse ) រទេះ​អូស គឺ​រទេះ​ស្រាល​ដែល​លឿន​ទៅ​ដោយ​សារ​កម្លាំង​នៃ​មនុស្ស​ម្នាក់​អូស​រត់ : ជិះ​ឆែកែវ, រក​ស៊ី​អូស​ឆែកែវ (មាន​ប្រើ​តែ​ពី​សម័យ​មុន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៣៥</text:p>
          </table:table-cell>
          <table:table-cell table:style-name="តារាង1.A2" office:value-type="string">
            <text:p text:style-name="P3">ឆែកឆេ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>យ. បារ.</text:p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(កា្លយ​មក​ពី បារ. ស៊ែរសេរ <text:s/>Chercher “រក”) សួរ​រក, ពិនិត្យ​មើល​, ត្រួតត្រា​មើល​ឲ្យ​ដឹង : ទៅ​ផ្សារ​ត្រូវ​យក​កាត​ទៅ​ផង ក្រែង​ប្រទះ​ប៉ូលិស​ឆែកឆេរ ។ ច្រើន​ប្រើ​កាត់​ពាក់​កណ្ដាល​ពាក្យ​ថា ឆែក <text:s/>ឬ ឆេរ : ប៉ូលិស​ឆែក​កាត, មេ​គយ​ឆេរ​ថ្នាំ ។ ប្រើ​ពាក្យ ឆៀក <text:s/>ជា​ជំនួស​ក៏​មាន : ប៉ូលិស​ឆៀក​កាត (ម. ព. ឆៀក 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៣៦</text:p>
          </table:table-cell>
          <table:table-cell table:style-name="តារាង1.A2" office:value-type="string">
            <text:p text:style-name="P3">ឆែ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គន្លាក់ ... (ព. អា.) ។ គន្លាក់​ជា​របាំង​នៅ​ត្រង់​គល់​ដាវ : ឆែង​ដាវ <text:s/>(មិន​សូវ​ប្រើ ព្រោះ​ជា​ពាក្យ​ហៅ​ដោយ​ក្លាយ​មក​ពី​ពាក្យ​អាស-គ្រាម, គួរ​ហៅ​ថា របាំង​ដាវ <text:s/>ឬ ក្បាំង​ដាវ វិញ ព្រោះ​ជា​សំដី​គួរ​សម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៣៧</text:p>
          </table:table-cell>
          <table:table-cell table:style-name="តារាង1.A2" office:value-type="string">
            <text:p text:style-name="P3">ឆែ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7">សូរ​ឮ​ដោយ​កណ្ដាស់​ឬ​ដោយ​ព្រួស​ទឹក​ជា​ដើម (ម. ព. ផែត ផង) ។</text:p>
          </table:table-cell>
          <table:table-cell table:style-name="តារាង1.D2" office:value-type="string">
            <text:p text:style-name="P5">ឆែតៗ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៣៨</text:p>
          </table:table-cell>
          <table:table-cell table:style-name="តារាង1.A2" office:value-type="string">
            <text:p text:style-name="P3">ឆែ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របេះ​មុខ, របេះ​ហាម ។ គុ. ដែល​របេះ​មុខ, របេះ​ហាម : ចាន​ឆែប​, កាំបិត​ឆែប, ចប​ឆែប ។ ឆែប​ឆប <text:s/>ផ្គាប់ផ្គុន​នាយ​អាយ​ឲ្យ​តែ​ខាង​បាន​ស្រួល ។ ឆែប​មាត់ ឬ មាត់​ឆែប <text:s/>បបូរ​មាត់​ដែល​ដាច់​ឬ​ដែល​ខ្វះ​ពី​កំណើត​មាន​សណ្ឋាន​ជា​រង្វះ​ច្រហ ។ ឆែបឆួង <text:s/>ឆែប​គ្រហួង (ម. ព. ឆួង 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ែប​ឆប</text:p>
            <text:p text:style-name="P17">ឆែបឆួង </text:p>
          </table:table-cell>
        </table:table-row>
        <table:table-row>
          <table:table-cell table:style-name="តារាង1.A2" office:value-type="string">
            <text:p text:style-name="P2">២៩៣៩</text:p>
          </table:table-cell>
          <table:table-cell table:style-name="តារាង1.A2" office:value-type="string">
            <text:p text:style-name="P3">ឆែ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17">ដែល​វៀច​ខុស​បន្ទាត់, ដែល​មិន​ត្រង់, ដែល​ជ្រលួស​ជ្រួស​ខុស​ទៅ​ម្ខាង​ៗ : បន្ទាត់​ឆែវ, អារ​ឆែវ​សាច់​ឈើ​ខូច​អស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៤០</text:p>
          </table:table-cell>
          <table:table-cell table:style-name="តារាង1.A2" office:value-type="string">
            <text:p text:style-name="P3">ឆៃយ៉ាំ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ភ្លេង​មួយ​បែប គេ​ច្រើន​លេង​កំសាន្ត​ក្នុង​ពិធី​បុណ្យ​កឋិន​ឬ​បុណ្យ​ផ្កា : អ្នក​ឡក​ឆៃយ៉ាំ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៤១</text:p>
          </table:table-cell>
          <table:table-cell table:style-name="តារាង1.A2" office:value-type="string">
            <text:p text:style-name="P3">ឆោ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ឱកាស​ប្រហោង, ចន្លោះ : <text:s/>និយាយ​មាន​ឆោង ។ ថ្នាក់​ពាក្យ, ថ្នាក់​សេចក្ដី : ចាប់​ឆោង, ត្រូវ​ឆោង ។ <text:s/>ឫកពា : ឆោង​គេ​ខ្ពស់​ណាស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៤២</text:p>
          </table:table-cell>
          <table:table-cell table:style-name="តារាង1.A2" office:value-type="string">
            <text:p text:style-name="P3">ឆោ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ងាយ​បញ្ឆោត : មនុស្ស​ឆោត, គំនិត​ឆោត ។ ឆោតឆៅ <text:s/>គុ. ដែល​ឆោត​ខ្លៅ​ឆៅ​គំនិត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ោតឆៅ </text:p>
          </table:table-cell>
        </table:table-row>
        <table:table-row>
          <table:table-cell table:style-name="តារាង1.A2" office:value-type="string">
            <text:p text:style-name="P2">២៩៤៣</text:p>
          </table:table-cell>
          <table:table-cell table:style-name="តារាង1.A2" office:value-type="string">
            <text:p text:style-name="P3">ឆោ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រូបរាង, ទ្រង់ទ្រាយ ។ ឆោមឆាយ <text:s/>គុ. ដែល​មាន​រូបរាង​ផូរផង់​ស្រស់​បំព្រង ។ ឆោម​ឆ្លៅ <text:s/>គុ. ដែល​មាន​រូប​រាង​ស្រលួត​ស្រឡះ​ស្រស់​ស្រងៅ ។ ឆោម​យង់ គុ. ដែល​មាន​រូប​រាង​ស្រស់​ស្រិល​រលីង​រលង់ ។ <text:s/>ឆោម​ស្រី <text:s/>គុ. ដែល​មាន​រូប​រាង​ប្រកប​ដោយ​លំអ​ស្រី​សួស្ដី ។ (ពាក្យ​ទាំង​នេះ​ច្រើន​និយាយ​សរសើរ​លំអ​ស្រ្តី, សម្រាប់​ប្រើ​តែ​ក្នុង​កាព្យ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ោមឆាយ ឆោម​ឆ្លៅ </text:p>
          </table:table-cell>
        </table:table-row>
        <table:table-row>
          <table:table-cell table:style-name="តារាង1.A2" office:value-type="string">
            <text:p text:style-name="P2">២៩៤៤</text:p>
          </table:table-cell>
          <table:table-cell table:style-name="តារាង1.A2" office:value-type="string">
            <text:p text:style-name="P3">ឆោឡ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17">អឺង​កង​ដោយ​ជ្រួល​ជ្រើម, ដោយ​ផ្អើល : និយាយ​ឆោឡោ, ឮ​សូរ​មាត់​ឆោឡោ; មនុស្ស​ឆោឡោ ។ ប្រើ​ជា ឆោប្រឡោ ក៏​មាន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៤៥</text:p>
          </table:table-cell>
          <table:table-cell table:style-name="តារាង1.A2" office:value-type="string">
            <text:p text:style-name="P3">ឆ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មិន​ទាន់​ឆ្អិន ។ ចិន​ឆៅ <text:s/>គឺ​ចិន​សុទ្ធ​ដែល​មក​ពី​ប្រទេស​ចិន ។ ព. ប្រ. គំនិត​ឆៅ, នៅ​ឆៅ, ឆៅ​ណាស់ <text:s/>គឺ​គំនិត​ស្រាល មិន​ទាន់​ដឹង​ខុស​ត្រូវ​ជាក់​លាក់ ...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៤៦</text:p>
          </table:table-cell>
          <table:table-cell table:style-name="តារាង1.A2" office:value-type="string">
            <text:p text:style-name="P3">ឆាំ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ដណ្ដើម​យក​ឈ្នះ, ប្រណាំង​ប្រជែង​ដោយ​អាការ​រនិងរនាំង ។</text:p>
          </table:table-cell>
          <table:table-cell table:style-name="តារាង1.D2" office:value-type="string">
            <text:p text:style-name="P5">ប្រឆាំង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៤៧</text:p>
          </table:table-cell>
          <table:table-cell table:style-name="តារាង1.A2" office:value-type="string">
            <text:p text:style-name="P3">ឆាំង​ៗ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7">ឮ​សូរ​ដោយ​ប៉ះ​ទង្គិច​របស់​អ្វី​ដែល​រឹង​ឬ​សូរ​រន្ទះ​បាញ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៤៨</text:p>
          </table:table-cell>
          <table:table-cell table:style-name="តារាង1.A2" office:value-type="string">
            <text:p text:style-name="P3">ឆាំឆ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ឈើ​មួយ​ប្រភេទ ប្រើ​ការ​បាន​ច្រើន​យ៉ាង : គេ​ច្រើន​ធ្វើ​ហិប ឬ​ឡាំង​ជា​ដើម​ដោយ​ឈើ​ឆាំឆ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៤៩</text:p>
          </table:table-cell>
          <table:table-cell table:style-name="តារាង1.A2" office:value-type="string">
            <text:p text:style-name="P3">ឆ្ក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លើក​ចម្កយ​ឡើង, ដែល​ឆ្ងយឆ្ងើយ​ឡើង : លើក​ម្រាម​ដៃ​ឆ្កយ ។ និ. ពាក្យ​សំដែង​អាការ​ផ្ទុយ​ទីទៃ​អំពី​ដំណើរ​ដែល​សំដៅ : ប្រាប់​ថា​ឲ្យ​លើក បែរ​ជា​ដាក់​ទៅ​វិញ​ឆ្កយ ! ថា​ឲ្យ​ឈូស​ត្រឡប់​ជា​ចាំង​ទៅ​វិញ​ឆ្កយ !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៥០</text:p>
          </table:table-cell>
          <table:table-cell table:style-name="តារាង1.A2" office:value-type="string">
            <text:p text:style-name="P3">ឆ្កា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ដោត​នឹង​ឈើ​អណ្ដោត​ឲ្យ​លា​ចំកាង : ឆ្កាង​មាន់ ។ ប្រើ​ជា គុ. ក៏​មាន : មាន់​ឆ្កាង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៥១</text:p>
          </table:table-cell>
          <table:table-cell table:style-name="តារាង1.A2" office:value-type="string">
            <text:p text:style-name="P3">ឆ្ក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ត្រាយត្រួស : ឆ្ការ​ព្រៃ ។ ឆ្ការ​ដៃ វាស​ដៃ​ដូច​គេ​ឆ្ការ​ព្រៃ ។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៥២</text:p>
          </table:table-cell>
          <table:table-cell table:style-name="តារាង1.A2" office:value-type="string">
            <text:p text:style-name="P3">ឆ្កិ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កម្រើក​បះ​ឆ្កឹង​ឡើង មើល​ទៅ​ឃើញ​តូច​ខ្លី​សង្វិល (ព. សា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៥៣</text:p>
          </table:table-cell>
          <table:table-cell table:style-name="តារាង1.A2" office:value-type="string">
            <text:p text:style-name="P3">ឆ្កឹ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17">ដែល​ឈរ​ត្រង់​ឯក​ឯង ឥត​កម្រើក​ឥត​ងាក​បែរ : ឈរ​ឆ្កឹង, បង្គោល​ឆ្កឹង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៥៤</text:p>
          </table:table-cell>
          <table:table-cell table:style-name="តារាង1.A2" office:value-type="string">
            <text:p text:style-name="P3">ឆ្កឹ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កេះ​កាយ, ទាត់​ចេញ​ដោយ​ម្រាម​ដៃ​ឬ​ដោយ​កំណាត់​ឈើ, ឫស្សី​ជាដើម : ឆ្កឹះ​ដង្កូវ​ចេញ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៥៥</text:p>
          </table:table-cell>
          <table:table-cell table:style-name="តារាង1.A2" office:value-type="string">
            <text:p text:style-name="P3">ឆ្កឹះឆ្កៀ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ឬ កិ. វិ.</text:p>
          </table:table-cell>
          <table:table-cell table:style-name="តារាង1.D2" office:value-type="string">
            <text:p text:style-name="P17">(ព. ប្រ.) ចាក់​ចុច​នាយ​អាយ​ដូច​ជា​គេ​ឆ្កឹះ​ឆ្កៀល​ផង​មិន​លែង : ខំ​ឆ្កឹះ​ឆ្កៀល​ទាល់​តែ​បាន​ការ; និយាយ​ឆ្កឹះ​ឆ្កៀល​ទាល់​តែ​ចុះ​សម្រុ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៥៦</text:p>
          </table:table-cell>
          <table:table-cell table:style-name="តារាង1.A2" office:value-type="string">
            <text:p text:style-name="P3">ឆ្កឺ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ខ្នឺប, ដែល​បះ​អើត​ក្រអឺត​ឡើង, ខ្មឺត​ឡើង : បោល​ឆ្កឺត, ដើរ​ឆ្កឺត​ៗ ។ គុ. រឹង​ឆ្កឺត <text:s/>រឹង​ឆ្កឹង​ក្រអឺត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៥៧</text:p>
          </table:table-cell>
          <table:table-cell table:style-name="តារាង1.A2" office:value-type="string">
            <text:p text:style-name="P3">ឆ្កុ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រ៉ុយ, ដែល​ទៅ​រ៉ុយ​ៗ ឥត​ងាក​បែរ ឥត​រេរា : ក្រោក​ដើរ​ឆ្កុយ, ដើរ​ឆ្កុយ​ៗ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៥៨</text:p>
          </table:table-cell>
          <table:table-cell table:style-name="តារាង1.A2" office:value-type="string">
            <text:p text:style-name="P3">ឆ្កូ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ឆូត​ទឹក​ដោយ​ច្រវា​ឬ​ដោយ​ចែវ តម្រង់​ទូក​ឲ្យ​ត្រង់​ជា​ជំនួស​ចង្កូត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៥៩</text:p>
          </table:table-cell>
          <table:table-cell table:style-name="តារាង1.A2" office:value-type="string">
            <text:p text:style-name="P3">ឆ្កួត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ខូច​សតិ, ខូច​ចរិត វិល​វក់​ឥត​ដឹង​ខុស​ត្រូវ : មនុស្ស​ឆ្កួត, ឆ្កែ​ឆ្កួត ។ ឆ្កួត​កញ្ឆា <text:s/>ដែល​ងេងងោង ឡេះឡោះ រម៉េះរម៉ោះ​ព្រោះ​ស្រវឹង​កញ្ឆា ។ ឆ្កួត​កាម <text:s/>ដែល​ស៊ប់​ចិត្ត​ក្នុង​សេចក្ដី​ត្រេក​ត្រអាល​រីករាយ សប្បាយ​នឹង​កាមគុណ ៥ គឺ រូប, សំឡេង, ក្លិន, រស, សម្ផស្ស ឥត​ដែល​មាន​ភ្នក​នឹក​នា​ដល់ ជរា ព្យាធិ មរណៈ និង​សេចក្ដី​ព្រាត់​ប្រាស​និរាស​ដែល​ខ្លួន​មុខ​ជា​នឹង​ត្រូវ​បាន​ពុំខាន​នោះ​ឡើយ ។ ឆ្កួត​ចិត្ត <text:s/>ដែល​មាន​ចិត្ត​វិបរិត ប្រែប្រួល​វឹកវរ​ខុស​ប្រក្រតី ព្រោះ​ប្រច័ណ្ឌ​ឬ​សេចក្ដី​ព្រួយ​ខ្លាំង​អំពី​ហេតុ​ណា​មួយ ។ ឆ្កួត​ទឹក​មាត់ (ព. ប្រ.) ដែល​និយាយ​ពាក្យ​ឥត​ប្រយោជន៍​តាម​តែ​ប្រទះ​តាម​តែ​របូត​មាត់ ពីនេះ​ទៅ​នោះ ពី​នុ៎ះ​ទៅ​នោះ មិន​ចេះ​ចប់ ។ ឆ្កួត​មាត់ <text:s/>ដែល​រឥល​មាត់​ជេរ​ប្រទេច​ប៉ប៉ាច់ប៉ប៉ោច​មិន​សូវ​ស្រាក ។ <text:s/>ឆ្កួត​យស <text:s/>ដែល​តម្កើង​ខ្លួន, ដែល​ឆ្មើង​ខ្លួន​រពើតរពើង, លើក​ខ្លួន​ហួស​ហេតុ​ហួស​ទំនង ដោយ​ជោរ​ចិត្ត ព្រោះ​យសស័ក្ដិ​ងារ​ការ ... ។ ឆ្កួត​ល្បែង <text:s/>ដែល​វក់​នឹង​ល្បែង ។ ឆ្កួត​សព្ទ <text:s/>ដែល​រៀន​ប្រែ​ពី​ភាសា​ដទៃ​មក​ជា​ភាសា​របស់​ខ្លួន ភ័ន្ត​ច្រឡំ​សព្ទ ចេះ​តែ​ស្មាន​ៗ​ខុស​ខ្លះ​ត្រូវ​ខ្លះ <text:s/>ដោយ​ចេះ​វេយ្យាករណ៍​មិន​ស្ទាត់ ចាំ​សព្ទ​ក៏​មិន​​ប្រាកដ តែ​ហ៊ាន​ថា ហ៊ាន​ប្រែ​មិន​ញញើត : អ្នក​រៀន​ឆ្កួត​សព្ទ ។ ឆ្កួត​ស្រា <text:s/>ដែល​វឹកវរ​ប្រឡែប្រកោ​ព្រោះ​សេព​សុរា​ញៀន​ជាប់ ។ ឆ្កួត​ស្រី <text:s/>ដែល​វក់​ចិត្ត​ព្រោះ​ស្រឡាញ់​ស្រី, ដែល​ងងុល​ព្រោះ​ស្រឡាញ់​ស្រី ។ ឆ្កួត​ស្លាក់ <text:s/>ដែល​ភ្លាត់​ស្មារតី​ម្ដង​ៗ ប្លែក​ខុស​ពី​ប្រក្រតី ព្រោះ​លេប​គ្រាប់​ស្លាក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7">ពាក្យ​ពោល​បង្អាប់, បន្ទច់​បង្អាក់, ជេរ​បង្អាប់​ដោយ​ប្រដូច​នឹង​មនុស្ស​ឆ្កួត : គ្នា​ទើប​នឹង​និយាយ​បាន​ពីរ​បី​ម៉ាត់ គាត់​ស្រែក​គំហក​ឲ្យ​គ្នា​ថា ឆ្កួត ! <text:s/>(ព. ទ្រ. ម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៦០</text:p>
          </table:table-cell>
          <table:table-cell table:style-name="តារាង1.A2" office:value-type="string">
            <text:p text:style-name="P3">ឆ្កួតជ្រូ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រោគ​មួយ​ប្រភេទ បណ្ដាល​កើត​អំពី​ខ្យល់​កាច​ក្នុង​សន្ដាន​ ឆក់​ឲ្យ​ដួល ឲ្យ​ប្រកាច់ បែក​ពពុះ​មាត់ (រោគ​នេះ​មិន​មែន​មាន​ជាប់​ជា​ប្រក្រតី​ទេ យូរ​ៗ​ទើប​ធ្វើ​ទុក​ម្ដង​ៗ) ។ ប្រើ​ជា​គុណ​នាម​ក៏​បាន : រោគ​ឆ្កួត​ជ្រូក, មនុស្ស​ឆ្កួត​ជ្រូក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រោគ​ឆ្កួត​ជ្រូក</text:p>
          </table:table-cell>
        </table:table-row>
        <table:table-row>
          <table:table-cell table:style-name="តារាង1.A2" office:value-type="string">
            <text:p text:style-name="P2">២៩៦១</text:p>
          </table:table-cell>
          <table:table-cell table:style-name="តារាង1.A2" office:value-type="string">
            <text:p text:style-name="P3">ឆ្កៀ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ខ្វេះ​កកាយ​គាស់​អ្វី​ៗ ដោយ​ម្រាម​ដៃ, ចុង​កាំបិត​ឬ​ដែក​ស្រួច​ជាដើម ។ កុហក​ឆ្កៀល​ក្រសាំង កុហក​បង្វិល​ដូច​គេ​ឆ្កៀល​ក្រសាំង ឲ្យ​គេ​ឃើញ​ពុត​ភ្លាម​ៗ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៦២</text:p>
          </table:table-cell>
          <table:table-cell table:style-name="តារាង1.A2" office:value-type="string">
            <text:p text:style-name="P3">ឆ្កៀ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កៀស​ឆ្កៀល : ឆ្កៀស​អំបុក ។ កៀស​ជម្រុះ, កៀស​ទម្លាក់ : ឆ្កៀស​ចន្លុះ ។ ឆ្កៀស​មិន​ឡើង <text:s/>(ព. ប្រ.) ដាស់​តឿន, ស្ដី​ប្រដៅ​ទៅ​នៅ​តែ​ដដែល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៦៣</text:p>
          </table:table-cell>
          <table:table-cell table:style-name="តារាង1.A2" office:value-type="string">
            <text:p text:style-name="P3">ឆ្ក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សត្វ​ជើង ៤ ពួក​មួយ រស់​នៅ​អាស្រ័យ​នឹង​មនុស្ស ។ ឆ្កែ​ព្រៃ ឆ្កែ​ដែល​កើត​ដែល​នៅ​ក្នុង​ព្រៃ ។ អា​ឆ្កែ ! ឧ. ពាក្យ​ជេរ​ទ្រគោះ​បន្ដុះ​បង្អាប់​ប្រដូច​ទៅ​នឹង​ឆ្កែ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៦៤</text:p>
          </table:table-cell>
          <table:table-cell table:style-name="តារាង1.A2" office:value-type="string">
            <text:p text:style-name="P3">ឆ្កែ​ញាំ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សត្វ​ល្អិត​មួយ​ពួក​ភមរ​ជាតិ នៅ​អាស្រ័យ​នឹង​សំបុក​ដែល​វា​ធ្វើ​ដោយ​ដី​ស្អិត​ដោយ​សារ​ទឹក​មាត់​វ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៦៥</text:p>
          </table:table-cell>
          <table:table-cell table:style-name="តារាង1.A2" office:value-type="string">
            <text:p text:style-name="P3">ឆ្កែ​ស្រែ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ឈើ​មួយ​ប្រភេទ សំបក​ក្រាស់​សាច់​ធូរ​ជ្រោក ច្រើន​ប្រើ​ជា​ថ្នាំ​បង្ហុយ​ដំបៅ ដែល​កើត​ដោយ​របួស ឬ​រូស, កោស​លាយ​នឹង​ថ្នាំ​ឯ​ទៀត ជក់​កែ​រោគ​ឫស​ដូង​ខ្យល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៦៦</text:p>
          </table:table-cell>
          <table:table-cell table:style-name="តារាង1.A2" office:value-type="string">
            <text:p text:style-name="P3">ឆ្កោក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ធ្វើ​ទុក្ខ​ធ្វើ​ទោស ដោយ​ចង​រឹត​រួត​ព្យួរ​បន្តោក : <text:s/>គេ​ឆ្កោក​ឆ្កែ ។ កិ. វិ. ចង​ឆ្កោក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ត្រី​ស្រកា​មួយ​ប្រភេទ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៦៧</text:p>
          </table:table-cell>
          <table:table-cell table:style-name="តារាង1.A2" office:value-type="string">
            <text:p text:style-name="P3">ឆ្គ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គង, ឆ្វេង, មិន​គប្បី, ឆ្ងើយ, មិន​សម : សំដី​ឆ្គង, មនុស្ស​ឆ្គង​ ។ ព. ទ. បុ. ថា : ដឹង​ឆ្ងើយ​ព្រោះ​ដង កូន​ឆ្គង​ព្រោះ​មេ​បា <text:s/>មាន​ន័យ​ថា ដឹង​ដែល​គេ​ដាក់​ដង​មិន​ស្រួល រមែង​តែ​ឆ្ងើយ​ចាំង​ឈើ​មិន​កើត; បើ​មេ​បា​ឆ្គង កូន​ក៏​តែង​តែ​ឆ្គង​ដែ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៦៨</text:p>
          </table:table-cell>
          <table:table-cell table:style-name="តារាង1.A2" office:value-type="string">
            <text:p text:style-name="P3">ឆ្គាំ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17">ពាក្យ​សម្រាប់​និយាយ​ផ្សំ​នឹង ឆ្គង : ឆ្គាំឆ្គង <text:s/>គឺ​ហ្មង​ឆ្គង, មោះ​មៃ​បន្តិច​បន្តួច ល្មម​អត់​ឱន​ស្ដី​ប្រដៅ​បាន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្គាំឆ្គង</text:p>
          </table:table-cell>
        </table:table-row>
        <table:table-row>
          <table:table-cell table:style-name="តារាង1.A2" office:value-type="string">
            <text:p text:style-name="P2">២៩៦៩</text:p>
          </table:table-cell>
          <table:table-cell table:style-name="តារាង1.A2" office:value-type="string">
            <text:p text:style-name="P3">ឆ្ង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ទ្រូង​សត្វ​ជើង ៤ : ឆ្ងក​គោ ។ ពពាល​ឆ្ងក <text:s/>ពពាល​ត្រង់​ឆ្ងក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៧០</text:p>
          </table:table-cell>
          <table:table-cell table:style-name="តារាង1.A2" office:value-type="string">
            <text:p text:style-name="P3">ឆ្ងក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មាន​ដំណើរ​ត្រង់​ហើយ​រលាក់​ផង : ដើរ​ឆ្ងក់​ៗ <text:s/>។</text:p>
          </table:table-cell>
          <table:table-cell table:style-name="តារាង1.D2" office:value-type="string">
            <text:p text:style-name="P5">ឆ្ងក់ៗ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៧១</text:p>
          </table:table-cell>
          <table:table-cell table:style-name="តារាង1.A2" office:value-type="string">
            <text:p text:style-name="P3">ឆ្ងល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វីមវាម, សង្ស័យ​ក្នុង​ចិត្ត, ពិភាល់, យល់​មិន​សព្វ​គ្រប់ ។ ឆ្ងែឆ្ងល់ <text:s/>ឆ្ងល់​ខ្លះ​យល់​ខ្លះ ស្រវាក់​ស្រវាន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្ងែឆ្ងល់</text:p>
          </table:table-cell>
        </table:table-row>
        <table:table-row>
          <table:table-cell table:style-name="តារាង1.A2" office:value-type="string">
            <text:p text:style-name="P2">២៩៧២</text:p>
          </table:table-cell>
          <table:table-cell table:style-name="តារាង1.A2" office:value-type="string">
            <text:p text:style-name="P3">ឆ្ងាញ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 វិ.</text:p>
          </table:table-cell>
          <table:table-cell table:style-name="តារាង1.D2" office:value-type="string">
            <text:p text:style-name="P17">ដែល​មាន​រស​ជាតិ​គាប់​មាត់ ឬ​ដែល​មាន​ក្លិន​គាប់​ច្រមុះ : សម្ល​ឆ្ងាញ់, ក្លិន​ឆ្ងាញ់, ស៊ី​ឆ្ងាញ់, ធុំ​ក្លិន​ឆ្ងាញ់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៧៣</text:p>
          </table:table-cell>
          <table:table-cell table:style-name="តារាង1.A2" office:value-type="string">
            <text:p text:style-name="P3">ឆ្ងា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 ឬ កិ.វិ.</text:p>
          </table:table-cell>
          <table:table-cell table:style-name="តារាង1.D2" office:value-type="string">
            <text:p text:style-name="P17">ដែល​មាន​ចម្ងាយ : <text:s/>ស្រុក​ឆ្ងាយ; ទៅ​ឆ្ងាយ, នៅ​ឆ្ងាយ <text:s/>។ ព. ផ្ទ. ជិត, ទៀប, ក្បែរ, ប្រប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៧៤</text:p>
          </table:table-cell>
          <table:table-cell table:style-name="តារាង1.A2" office:value-type="string">
            <text:p text:style-name="P3">ឆ្ងិ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17">ឆ្អិត : ក្លិន​ឆ្ងិត, ក្រអូប​ឆ្ងិត ។ ឆ្ងិត​ឈ្ងុយ ឬ ឈ្ងុយ​ឆ្ងិត ដែល​យក​ចិត្ត​ទុក​ដាក់​ដោយ​អស់​អញ​លំគេញ, ដោយ​ផ្ដេក​ផ្ដិត : ធ្វើ​ការ​ឆ្ងិត​ឈ្ងុយ, ផ្គាប់​ផ្គុន​ឆ្ងិត​ឈ្ងុយ, ស្រឡាញ់​ឆ្ងិត​ឈ្ងុយ ឬ ឈ្ងុយ​ឆ្ងិត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្ងិត​ឈ្ងុយ​ <text:s/>ឈ្ងុយ​ឆ្ងិត​</text:p>
          </table:table-cell>
        </table:table-row>
        <table:table-row>
          <table:table-cell table:style-name="តារាង1.A2" office:value-type="string">
            <text:p text:style-name="P2">២៩៧៥</text:p>
          </table:table-cell>
          <table:table-cell table:style-name="តារាង1.A2" office:value-type="string">
            <text:p text:style-name="P3">ឆ្ងឹ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17">(ម. ព. ឆ្កឹ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៧៦</text:p>
          </table:table-cell>
          <table:table-cell table:style-name="តារាង1.A2" office:value-type="string">
            <text:p text:style-name="P3">ឆ្ងុ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មើល​ទៅ​ឃើញ​រាង​បញ្ឈរ​មាន​សណ្ឋាន​កំបុត​ចុង : កំបុត​ឆ្ងុយ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៧៧</text:p>
          </table:table-cell>
          <table:table-cell table:style-name="តារាង1.A2" office:value-type="string">
            <text:p text:style-name="P3">ឆ្ងូ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17">(ម. ព. ច្រងូវ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៧៨</text:p>
          </table:table-cell>
          <table:table-cell table:style-name="តារាង1.A2" office:value-type="string">
            <text:p text:style-name="P3">ឆ្ងើ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មាន​ដំណើរ​ងើយ​ក​ហើយ​រលាក់​ប៉ាក់​ប៉ើក : ដើរ​ឆ្ងើក​ៗ<text:span text:style-name="T2"> (ម. ព. ផ្ងាក់​ផ្ងើក <text:s/>ផង) ។</text:span></text:p>
          </table:table-cell>
          <table:table-cell table:style-name="តារាង1.D2" office:value-type="string">
            <text:p text:style-name="P5">ឆ្ងើកៗ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៧៩</text:p>
          </table:table-cell>
          <table:table-cell table:style-name="តារាង1.A2" office:value-type="string">
            <text:p text:style-name="P3">ឆ្ងើ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ងើយ​ឆ្គង, ដែល​ឆ្វេង​ឥត​សណ្ដាប់, ឥត​បែប​បទ : គាត់​ហ្នឹង​ជា​មនុស្ស​ឆ្ងើយ​ណាស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៨០</text:p>
          </table:table-cell>
          <table:table-cell table:style-name="តារាង1.A2" office:value-type="string">
            <text:p text:style-name="P3">ឆ្ងែ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17">(ម. ព. ឆ្ងល់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៨១</text:p>
          </table:table-cell>
          <table:table-cell table:style-name="តារាង1.A2" office:value-type="string">
            <text:p text:style-name="P3">ឆ្ដុ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ជើង ដ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មាន​សណ្ឋាន​បែប​ដូច​គេ​បន្ដុប : អង្គុយ​ឆ្ដុប, លោត​ទុំ​ឆ្ដុប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៨២</text:p>
          </table:table-cell>
          <table:table-cell table:style-name="តារាង1.A2" office:value-type="string">
            <text:p text:style-name="P3">ឆ្ដេញ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ជើង ដ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អវយវៈ​នៃ​យោនី (ព. អា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៨៣</text:p>
          </table:table-cell>
          <table:table-cell table:style-name="តារាង1.A2" office:value-type="string">
            <text:p text:style-name="P3">ឆ្ដ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ជើង ដ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ត្រី​ស្រកា​មួយ​ប្រភេទ ពួក​ត្រី​រ៉ស់; កាល​នៅ​តូច​គេ​ហៅ​ថា <text:s/>ត្រី​ដៀប, ធំ​ទៅ​ទៀត​ហៅ​ថា ត្រី​ឆ្ដោ, ទៅ​ពី​ឆ្ដោ​ទៅ​ទៀត​ហៅ​ថា រាហូ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ត្រី​ឆ្ដោ</text:p>
          </table:table-cell>
        </table:table-row>
        <table:table-row>
          <table:table-cell table:style-name="តារាង1.A2" office:value-type="string">
            <text:p text:style-name="P2">២៩៨៤</text:p>
          </table:table-cell>
          <table:table-cell table:style-name="តារាង1.A2" office:value-type="string">
            <text:p text:style-name="P3">ឆ្ដោ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>ជើង ដ</text:p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ដុំ​មាស ...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៨៥</text:p>
          </table:table-cell>
          <table:table-cell table:style-name="តារាង1.A2" office:value-type="string">
            <text:p text:style-name="P3">ឆ្នង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អវយវៈ​រទេះ <text:s/>ដែល​ទ្រ​ទ្រពង : រទេះ​រង្គោះ​ឆ្នង់ ឬ<text:span text:style-name="T2"> រលុង​ឆ្នង់</text:span>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៨៦</text:p>
          </table:table-cell>
          <table:table-cell table:style-name="តារាង1.A2" office:value-type="string">
            <text:p text:style-name="P3">ឆ្នាក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ើ​កំប៉ែត​ប្រើ​ជា​ខ្នាត សម្រាប់​ចង​មង, អញ្ចង​ជា​ដើម ឲ្យ​ស្មើ​ក្រឡា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៨៧</text:p>
          </table:table-cell>
          <table:table-cell table:style-name="តារាង1.A2" office:value-type="string">
            <text:p text:style-name="P3">ឆ្នាប់​មាត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រស​អាហារ​ដែល​ចាប់​មាត់, ត្រូវ​មាត់, ពីសា (មិន​សូវ​ប្រើ, ច្រើន​ប្រើ​ថា ចាប់​មាត់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៨៨</text:p>
          </table:table-cell>
          <table:table-cell table:style-name="តារាង1.A2" office:value-type="string">
            <text:p text:style-name="P3">ឆ្នាល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គ្រឿង​អាវុធ​របស់​សត្វ​ទ្វេ​បាទ​ពួក​ខ្លះ ដុះ​នៅ​ជើង សម្រាប់​ការពារ​ខ្លួន : ឆ្នាល់​មាន់, ឆ្នាល់​ក្ងោក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៨៩</text:p>
          </table:table-cell>
          <table:table-cell table:style-name="តារាង1.A2" office:value-type="string">
            <text:p text:style-name="P3">ឆ្នាល់​មាន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ឈើ​រនាម​មួយ​ប្រភេទ មាន​បន្លា​ស្រដៀង​នឹង​ឆ្នាល់​មាន់ : គេ​ប្រើ​ត្រួយ​ឆ្នាល់​មាន់​ជា​បន្លែ​ស្ល​ស្រឡក់​បាន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៩០</text:p>
          </table:table-cell>
          <table:table-cell table:style-name="តារាង1.A2" office:value-type="string">
            <text:p text:style-name="P3">ឆ្ន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និយាយ​អំពី​ស្រី​ៗ <text:s/>ដែល​ហៃ​រក​រឿង​ឈ្លោះ​ប្រកែក ជេរ​ប្រទេច​មិន​ព្រម​ចាញ់​នរណា; ឬ​អំពី​សត្វ​ញី​មាន​មាន់​ជា​ដើម ដែល​ហៃ​ដេញ​ចឹក​មាន់​ឯ​ទៀត​នៅ​ជិត​ៗ : មេ​មាន់​ហ្នឹង​ឆ្នាស​ណាស់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៩១</text:p>
          </table:table-cell>
          <table:table-cell table:style-name="តារាង1.A2" office:value-type="string">
            <text:p text:style-name="P3">ឆ្នឹ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គំនរ​កណ្ដាប់​ស្រូវ​ទុំ​ដែល​គេ​រៀប​ជា​របៀប​ខ្ពស់​ត្រឹម​ត្រង់ ផ្អាប់​ទុក​ឲ្យ​ងាយ​បោក​ងាយ​បែន គឺ​ឲ្យ​គ្រាប់​ស្រូវ​ជ្រុះ​អស់ : កណ្ដាប់ ២ ឆ្នឹម, ឆ្នឹម​កណ្ដាប់​រលំ​រេល​ដោយ​ត្រូវ​ខ្យល់​ព្យុះ​ធំ​បោក​បក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៩២</text:p>
          </table:table-cell>
          <table:table-cell table:style-name="តារាង1.A2" office:value-type="string">
            <text:p text:style-name="P3">ឆ្នុ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ប្រដាប់​សម្រាប់​ចុក : ឆ្នុក​ដប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៩៣</text:p>
          </table:table-cell>
          <table:table-cell table:style-name="តារាង1.A2" office:value-type="string">
            <text:p text:style-name="P3">ឆ្នុក​ក្បិ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អវយវៈ​មនុស្ស ត្រង់​កន្លែង​ដែល​ចុក​ក្បិន ។ ចុង​កន្ទុយ​ក្បិន​ដែល​គេ​មូរ ហើយ​យក​ទៅ​ចុក​ត្រង់​កន្លែង​នោះ ក៏​ហៅ ឆ្នុក​ក្បិន ដែ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៩៤</text:p>
          </table:table-cell>
          <table:table-cell table:style-name="តារាង1.A2" office:value-type="string">
            <text:p text:style-name="P3">ឆ្នូ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ស្នាម​ឆូត, សម្បុរ​ឆូត​ៗ : សាច់​ឈើ​មាន​ឆ្នូត ។ គុ. ដែល​មាន​សម្បុរ​ឆូត​ៗ : សំពត់​ពណ៌​ខៀវ​ឆ្នូត​ក្រហម ។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៩៥</text:p>
          </table:table-cell>
          <table:table-cell table:style-name="តារាង1.A2" office:value-type="string">
            <text:p text:style-name="P3">ឆ្នួ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ប្រឆេះ​ដាក់​រំសេវ​កំបាំង សម្រាប់​អុជ​បន្ត​ភ្លើង​ឲ្យ​ឆ្លង​ទៅ​ឆេះ​នៅ​កន្លែង​ឯ​ទៀត ។ ក្ដារ​ខ្មុក​សម្បុរ​ខ្មៅ ឬ​បន្ទះ​ថ្ម​ខ្មៅ សម្រាប់​សរសេរ​អក្សរ​ដោយ​ដី-ស : ក្ដារ​ឆ្នួន ។ រោង​ថែវ​មាន​ផ្លូវ​កំបាំង​ឬ​ផ្លូវ​មាន​គ្រឿង​បាំង សម្រាប់​ពួក​ស្រ្តី​ឥស្សរ​ជន​ចរ​ចេញ​ចូល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៩៦</text:p>
          </table:table-cell>
          <table:table-cell table:style-name="តារាង1.A2" office:value-type="string">
            <text:p text:style-name="P3">ឆ្នើ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លើស​ដាច់​គេ, ឆើត : ល្អ​ឆ្នើម, ចំណេះ​ឆ្នើម, ប្រាជ្ញា​ឆ្នើម ។ ប្រើ​ជា កិ. វិ. ក៏​បាន ចេះ​ឆ្នើម <text:s/>ចេះ​ដាច់​គេ ។ ប្រើ​ខាង​អាក្រក់​ក៏​បាន : កាច​ឆ្នើម, ខូច​ឆ្នើម, អាក្រក់​ឆ្នើ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៩៧</text:p>
          </table:table-cell>
          <table:table-cell table:style-name="តារាង1.A2" office:value-type="string">
            <text:p text:style-name="P3">ឆ្នៀ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របៀង : ឆ្នៀង​ផ្ទះ, ផ្ទះ​មាន​ឆ្នៀ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៩៨</text:p>
          </table:table-cell>
          <table:table-cell table:style-name="តារាង1.A2" office:value-type="string">
            <text:p text:style-name="P3">ឆ្នេ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មាត់​សមុទ្រ ឬ មាត់​ទន្លេ, ស្ទឹង ត្រង់​ដែល​មាន​សណ្ឋាន​ជ្រាល​មាន​ផ្នូក​ខ្សាច់​រាប​ស្រួល : ឆ្នេរ​សមុទ្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២៩៩៩</text:p>
          </table:table-cell>
          <table:table-cell table:style-name="តារាង1.A2" office:value-type="string">
            <text:p text:style-name="P3">ឆ្នែ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មិន​កប (ច្រើន​និយាយ​តែ​ក្នុង​ការ​នេសាទ) : ថ្ងៃ​នេះ​ឆ្នែង​ណាស់ រក​ត្រី​មិន​បាន​សោះ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០០</text:p>
          </table:table-cell>
          <table:table-cell table:style-name="តារាង1.A2" office:value-type="string">
            <text:p text:style-name="P3">ឆ្នៃ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ដៅ, ប្រមាណ, ស្មាន, ចាប់​មន្ទិល​ដោយ​ស្មាន, ម៉ៃ​សំដៅ : កុំ​ឆ្នៃ​ដាក់​គេ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០១</text:p>
          </table:table-cell>
          <table:table-cell table:style-name="តារាង1.A2" office:value-type="string">
            <text:p text:style-name="P3">ឆ្នោ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កំណត់​សរសេរ​នឹង​ស្លាក ។ សំបុត្រ​ប្លុង​ឥត​ឈ្មោះ​អ្នក​សរសេរ ។ ស្លាក, សំបុត្រ​ប្រាប់​លាភ​ដែល​ត្រូវ​បាន​ដោយ​ចាប់​ផ្សង​បុណ្យ​ព្រេង, ផ្សង​សំណា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០២</text:p>
          </table:table-cell>
          <table:table-cell table:style-name="តារាង1.A2" office:value-type="string">
            <text:p text:style-name="P3">ឆ្នាំ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កំណត់​វេលា​មួយ​ខួប​ខែ ១២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០៣</text:p>
          </table:table-cell>
          <table:table-cell table:style-name="តារាង1.A2" office:value-type="string">
            <text:p text:style-name="P3">ឆ្នាំ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ប្រដាប់​ធ្វើ​ដោយ​ដី​ឬ​ដោយ​លោហ​ជាតិ​សម្រាប់​ចម្អិន​អាហា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០៤</text:p>
          </table:table-cell>
          <table:table-cell table:style-name="តារាង1.A2" office:value-type="string">
            <text:p text:style-name="P3">ឆ្នាំង​របួ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ឆ្នាំង​ដែល​គេ​ចោះ​បាត​ជា​រន្ធ​ច្រើន​អន្លើ សម្រាប់​ចំហុយ​នំ​ផ្សេង​ៗ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០៥</text:p>
          </table:table-cell>
          <table:table-cell table:style-name="តារាង1.A2" office:value-type="string">
            <text:p text:style-name="P3">ឆ្ពង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ត្រី​ស្រកា​មួយ​ប្រភេទ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០៦</text:p>
          </table:table-cell>
          <table:table-cell table:style-name="តារាង1.A2" office:value-type="string">
            <text:p text:style-name="P3">ឆ្ពា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ចាប់​មួយ​ចម្ពាម​ដៃ, ច្បាម : ឆ្ពាម​ក​ដោយ​ម្រាម​ដៃ ។ ន. ចំនួន​វត្ថុ​ដែល​ឆ្ពា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០៧</text:p>
          </table:table-cell>
          <table:table-cell table:style-name="តារាង1.A2" office:value-type="string">
            <text:p text:style-name="P3">ឆ្ពិ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ចាប់​មួយ​ច្បិច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០៨</text:p>
          </table:table-cell>
          <table:table-cell table:style-name="តារាង1.A2" office:value-type="string">
            <text:p text:style-name="P3">ឆ្ពិ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ត្រី​ស្រកា​មួយ​ប្រភេទ សន្ដាន​ត្រី​គជ្រា ។</text:p>
          </table:table-cell>
          <table:table-cell table:style-name="តារាង1.D2" office:value-type="string">
            <text:p text:style-name="P5">ថ្ពិន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០៩</text:p>
          </table:table-cell>
          <table:table-cell table:style-name="តារាង1.A2" office:value-type="string">
            <text:p text:style-name="P3">ឆ្ពឹ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ដោរ​ឡើង​ខ្ពស់​ពី​សាច់​ធម្មតា : សាច់​សំពត់​នេះ​ឆ្ពឹះ​ច្រើន​អន្លើ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១០</text:p>
          </table:table-cell>
          <table:table-cell table:style-name="តារាង1.A2" office:value-type="string">
            <text:p text:style-name="P3">ឆ្ពុ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ហប់​ថ្នាំ​រំងាប់​រោគ​ដោយ​យក​ចំហាយ​ផ្សែ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១១</text:p>
          </table:table-cell>
          <table:table-cell table:style-name="តារាង1.A2" office:value-type="string">
            <text:p text:style-name="P3">ឆ្ពោ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អា. និ.</text:p>
          </table:table-cell>
          <table:table-cell table:style-name="តារាង1.D2" office:value-type="string">
            <text:p text:style-name="P17">ចំពោះ, សំដៅ, តម្រង់ : ដើរ​ឆ្ពោះ​ទៅ​ផ្ទះ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១២</text:p>
          </table:table-cell>
          <table:table-cell table:style-name="តារាង1.A2" office:value-type="string">
            <text:p text:style-name="P3">ឆ្មក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លួច​ល្បក់ ។ គុ. ដែល​លប​លួច​ល្បក់, ដែល​រក​ស៊ី​ដោយ​ឆក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១៣</text:p>
          </table:table-cell>
          <table:table-cell table:style-name="តារាង1.A2" office:value-type="string">
            <text:p text:style-name="P3">ឆ្ម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ស្រ្តី​ពេទ្យ​សម្រាល​កូន គឺ​ស្រ្តី​អ្នក​ជួយ​ដោះ​ទុក្ខ​ នៃ​ស្រ្តី​ផង​គ្នា​ដែល​សម្រាល​កូន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១៤</text:p>
          </table:table-cell>
          <table:table-cell table:style-name="តារាង1.A2" office:value-type="string">
            <text:p text:style-name="P3">ឆ្ម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បសុសត្វ​ចតុប្បាទ​មួយ​ប្រភេទ​ជា​សត្រូវ​នឹង​កណ្ដុរ (ព. ទ. បុ.) : ឆ្មា​មិន​នៅ​កណ្ដុរ​ឡើង​រាជ្យ (អ្នក​ធំ​មិន​នៅ​អ្នក​តូច​តែង​ឡើង​ចា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១៥</text:p>
          </table:table-cell>
          <table:table-cell table:style-name="តារាង1.A2" office:value-type="string">
            <text:p text:style-name="P3">ឆ្មាត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17">(ម. ព. គោ​ឆ្មាត់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១៦</text:p>
          </table:table-cell>
          <table:table-cell table:style-name="តារាង1.A2" office:value-type="string">
            <text:p text:style-name="P3">ឆ្មា​ប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សត្វ​មាន​ស្បែក​ជា​ស្លាប​មួយ​ប្រភេទ សម្រែក​ស្រដៀង​នឹង​ឆ្មា ជា​សត្វ​រត្តិចរ : ឆ្មា​បា​ពោប​ឡើង​ដើម​ត្នោត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១៧</text:p>
          </table:table-cell>
          <table:table-cell table:style-name="តារាង1.A2" office:value-type="string">
            <text:p text:style-name="P3">ឆ្មា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តូច​បំផុត; សម្រាប់​ហៅ​វត្ថុ​ដែល​តូច​វែង​ឬ​សំឡេង​តូច​ស្រួច : សរសៃ​អំបោះ​ឆ្មារ, សំឡេង​ឆ្មារ <text:s/>។ (ក្រូច​ឆ្មារ <text:s/>ក្រូច​ដើម​ទាប ផ្លែ​តូច​ៗ សម្រាប់​ប្រើ​ការ​បាន​ច្រើន​យ៉ាង​មាន​ប្រើ​ធ្វើ​ម្ជូរ​ជ្រក់​ជា​ដើម 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១៨</text:p>
          </table:table-cell>
          <table:table-cell table:style-name="តារាង1.A2" office:value-type="string">
            <text:p text:style-name="P3">ឆ្មូ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ប្រមូល​ឲ្យ​មូល​ជា​ដុំ : ឆ្មូល​សំពត់ <text:s/>។ រមូល​ប្រមូល​ឲ្យ​ចុក​សៀត <text:s/>: ឆ្មូល​ពោះ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១៩</text:p>
          </table:table-cell>
          <table:table-cell table:style-name="តារាង1.A2" office:value-type="string">
            <text:p text:style-name="P3">ឆ្មើ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កាន់​ខ្លួន, រពើតរពើង : មនុស្ស​ឆ្មើង ។ ឆ្មើង​កន្ទ្រើង ឆ្មើង​ហួស​បែប​ភាព ។ ឆ្មើង​កំអួក <text:s/>ឆ្មើង​ធ្វើ​ពើ​ម្ដង​ៗ ។ ឆ្មើងឆ្មៃ ឆ្មើង​លេង​ឫក លេង​ខ្លួន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្មើង​ឆ្មៃ</text:p>
          </table:table-cell>
        </table:table-row>
        <table:table-row>
          <table:table-cell table:style-name="តារាង1.A2" office:value-type="string">
            <text:p text:style-name="P2">៣០២០</text:p>
          </table:table-cell>
          <table:table-cell table:style-name="តារាង1.A2" office:value-type="string">
            <text:p text:style-name="P3">ឆ្មៀ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បែរ​មើល​ចំហៀង : ឆ្មៀង​មើល, ឆ្មៀង​ភ្នែក​មើល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២១</text:p>
          </table:table-cell>
          <table:table-cell table:style-name="តារាង1.A2" office:value-type="string">
            <text:p text:style-name="P3">ឆ្មៃ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17">(ម. ព. ឆ្មើ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២២</text:p>
          </table:table-cell>
          <table:table-cell table:style-name="តារាង1.A2" office:value-type="string">
            <text:p text:style-name="P3">ឆ្មាំ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អ្នក​ចាំ​រក្សា : ឆ្មាំ​ទ្វារ, ឆ្នាំ​បន្ទាយ <text:s/>(ព. បុ.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២៣</text:p>
          </table:table-cell>
          <table:table-cell table:style-name="តារាង1.A2" office:value-type="string">
            <text:p text:style-name="P3">ឆ្លក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លក​ពោះ​ផ្ដៅ​ឬ​លក​ឈើ លក​ឫស្សី យក​សាច់​ខ្លះ : ឆ្លក​កុំ​ឲ្យ​វៀច​អ្ហឺ !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មាន​ពណ៌​ដិត​មិន​ស្មើ សំពត់​ឆ្លក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៣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សត្វ​មួយ​ប្រភេទ​ពួក​ស្ការ, ពួក​កំពីង​ដូ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២៤</text:p>
          </table:table-cell>
          <table:table-cell table:style-name="តារាង1.A2" office:value-type="string">
            <text:p text:style-name="P3">ឆ្ល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ទៅ​ពី​ត្រើយ​ម្ខាង​ទៅ​ត្រើយ​ម្ខាង, កាត់​រំលង : ឆ្លង​ស្ទឹង, ឆ្លង​ទន្លេ, ឆ្លង​ផ្លូវ, ឆ្លង​ខេត្ត ។ គុ. ដែល​រាល​ដាល​ជាប់​កើត​ត​ទៅ​ទៀត : រោគ​ឆ្លង, ជម្ងឺ​ឆ្លង ។ ឆ្លង​ទន្លេ កិ. សម្រាល​កូន (ព. ប្រ.) ។ ធ្វើ​បុណ្យ​សម្រេច​បញ្ចប់ ឲ្យ​ចម្រើន​កុសល​ថែម​ឡើង​ទៀត : ឆ្លង​បុណ្យ, ឆ្លង​វិហារ, ឆ្លង​សាលា, ឆ្លង​កុដិ, ឆ្លង​ថ្នល់, ឆ្លង​ស្ពាន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២៥</text:p>
          </table:table-cell>
          <table:table-cell table:style-name="តារាង1.A2" office:value-type="string">
            <text:p text:style-name="P3">ឆ្លង​ព្រះ​បាទ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(រ. ស.) ស្បែក​ជើង, ទ្រនាប់​ជើង : ស្ដេច​ទ្រង់​ឆ្លង​ព្រះ​បាទ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២៦</text:p>
          </table:table-cell>
          <table:table-cell table:style-name="តារាង1.A2" office:value-type="string">
            <text:p text:style-name="P3">ឆ្ល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ចេញ​អាការ​ប្រញាប់​ប្រញាល់ តែ​វីមវាម, ទទីសទទាស : រត់​ឆ្លា, ស្ទុះ​ឆ្លា, ឆ្លា​ចុះ​ឆ្លា​ឡើ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២៧</text:p>
          </table:table-cell>
          <table:table-cell table:style-name="តារាង1.A2" office:value-type="string">
            <text:p text:style-name="P3">ឆ្លាក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ធ្វើ​ការ​រចនា​ក្បាច់​ដោយ​ដាប់ ដោយ​ទម្លុះ​សាច់​ឈើ សាច់​ដែក​ជា​ដើម : ឆ្លាក់​ឆ្លៀត (ព. ប្រ.) ចចាក់​ចចុច, លៃលក​ឲ្យ​កើត​កា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្លាក់​ឆ្លៀត​ </text:p>
          </table:table-cell>
        </table:table-row>
        <table:table-row>
          <table:table-cell table:style-name="តារាង1.A2" office:value-type="string">
            <text:p text:style-name="P2">៣០២៨</text:p>
          </table:table-cell>
          <table:table-cell table:style-name="តារាង1.A2" office:value-type="string">
            <text:p text:style-name="P3">ឆ្លា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(ម. ព. ឈ្លាស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២៩</text:p>
          </table:table-cell>
          <table:table-cell table:style-name="តារាង1.A2" office:value-type="string">
            <text:p text:style-name="P3">ឆ្លា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ត្រី​មួយ​ប្រភេទ មាន​ធ្មេញ​ដូច​រណារ​មុត​ណាស់ : ឆ្លាម​ច្រើន​តែ​នៅ​ក្នុង​សមុទ្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៣០</text:p>
          </table:table-cell>
          <table:table-cell table:style-name="តារាង1.A2" office:value-type="string">
            <text:p text:style-name="P3">ឆ្ល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ពាក្យ​ប្រើ​ក្លាយ​មក​ពី​ពាក្យ ឆ្លាត <text:s/>(ម. ព. ឆ្លាត, ឈ្លាស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៣១</text:p>
          </table:table-cell>
          <table:table-cell table:style-name="តារាង1.A2" office:value-type="string">
            <text:p text:style-name="P3">ឆ្លាស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ចម្រុះ, រំលេច​លាយ​គ្នា : ឆ្លាស់​ពណ៌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៣២</text:p>
          </table:table-cell>
          <table:table-cell table:style-name="តារាង1.A2" office:value-type="string">
            <text:p text:style-name="P3">ឆ្លឺ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តូច​ស្ដួច​ច្រឡឺម : ក្បាល​តូច​ឆ្លឺម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៣៣</text:p>
          </table:table-cell>
          <table:table-cell table:style-name="តារាង1.A2" office:value-type="string">
            <text:p text:style-name="P3">ឆ្លុ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បំភ្លឺ​ឲ្យ​ឃើញ​ដោយ​ចក្ខុ : ឆ្លុះ​ស្រមោល, ឆ្លុះ​កញ្ចក់, ឆ្លុះ​ត្រី ។ យល់​ច្បាស់​ដោយ​ប្រាជ្ញា, ដោយ​បញ្ញា​ចក្ខុ ។ គុ. រលោង, ង៉ៅ ឆ្លុះ​ស្រមោល​បាន <text:s/>: ភ្លឺ​ឆ្លុះ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៣៤</text:p>
          </table:table-cell>
          <table:table-cell table:style-name="តារាង1.A2" office:value-type="string">
            <text:p text:style-name="P3">ឆ្លូ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លាយ​ឡំ​គ្នា ។ ឆ្លូក​ស្រូវ <text:s/>ស្ទូង​ជួស​ថែម​ត្រង់​ចន្លោះ​ៗ​ដែល​ក្ដាម​កាត់ ឬ​ដែល​រលួយ​ដោយ​ទឹក​លិច​ជា​ដើ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៣៥</text:p>
          </table:table-cell>
          <table:table-cell table:style-name="តារាង1.A2" office:value-type="string">
            <text:p text:style-name="P3">ឆ្លូ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ស្រុក​មួយ​ក្នុង​ប្រទេស​កម្ពុជា ឡើង​ខែត្រ​ក្រចេះ : ស្រុក​ឆ្លូ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ស្រុក​ឆ្លូង </text:p>
          </table:table-cell>
        </table:table-row>
        <table:table-row>
          <table:table-cell table:style-name="តារាង1.A2" office:value-type="string">
            <text:p text:style-name="P2">៣០៣៦</text:p>
          </table:table-cell>
          <table:table-cell table:style-name="តារាង1.A2" office:value-type="string">
            <text:p text:style-name="P3">ឆ្លូញ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ត្រី​រំអិល​មួយ​ប្រភេទ ស្រដៀង​នឹង​ត្រី​ខ្ជឹង​តែ​តូច​ជាង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៣៧</text:p>
          </table:table-cell>
          <table:table-cell table:style-name="តារាង1.A2" office:value-type="string">
            <text:p text:style-name="P3">ឆ្លូ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ឆ្នាំ​ទី ២ (គ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៣៨</text:p>
          </table:table-cell>
          <table:table-cell table:style-name="តារាង1.A2" office:value-type="string">
            <text:p text:style-name="P3">ឆ្លើ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តប​សំដី, តប​សំបុត្រ, ដីកា ។ ឆ្លើយ​ឆ្លង តប​ពាក្យ​សំដី​ឆ្លង​ទៅ​ឆ្លង​មក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្លើយ​ឆ្លង</text:p>
          </table:table-cell>
        </table:table-row>
        <table:table-row>
          <table:table-cell table:style-name="តារាង1.A2" office:value-type="string">
            <text:p text:style-name="P2">៣០៣៩</text:p>
          </table:table-cell>
          <table:table-cell table:style-name="តារាង1.A2" office:value-type="string">
            <text:p text:style-name="P3">ឆ្លៀ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រំលែក​ពេល​ធ្វើ​កិច្ច​ការ​អ្វី​ៗ, លួច​ល្បក់​ធ្វើ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៤០</text:p>
          </table:table-cell>
          <table:table-cell table:style-name="តារាង1.A2" office:value-type="string">
            <text:p text:style-name="P3">ឆ្លៀវឆ្លា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ឈ្លាសវៃ (ម. ព. <text:s/>ឈ្លាស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៤១</text:p>
          </table:table-cell>
          <table:table-cell table:style-name="តារាង1.A2" office:value-type="string">
            <text:p text:style-name="P3">ឆ្លៀវឆ្លា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ពាក្យ​ប្រើ​កា្លយ​មក​អំពី​ពាក្យ : ឆ្លៀវឆ្លាត <text:s/>(ម. ព. នោះ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៤២</text:p>
          </table:table-cell>
          <table:table-cell table:style-name="តារាង1.A2" office:value-type="string">
            <text:p text:style-name="P3">ឆ្លេ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17">ពាក្យ​សម្រាប់​និយាយ​ផ្សំ​នឹង​ឆ្លា : ឆ្លេឆ្លា <text:s/>គឺ​ឆ្លា​ចុះ​ឆ្លា​ឡើង, ស្ទុះ​ស្ទា​ដោយ​ស្លន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្លេឆ្លា</text:p>
          </table:table-cell>
        </table:table-row>
        <table:table-row>
          <table:table-cell table:style-name="តារាង1.A2" office:value-type="string">
            <text:p text:style-name="P2">៣០៤៣</text:p>
          </table:table-cell>
          <table:table-cell table:style-name="តារាង1.A2" office:value-type="string">
            <text:p text:style-name="P3">ឆ្លែ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ចម្លែក, ផ្សេង​ដោយ​ឡែក, ដែល​មិន​ធ្លាប់​ប្រទះ​មិន​ធ្លាប់​ឃើញ : វត្ថុ​ឆ្លែក, មនុស្ស​ឆ្លែក (ម. ព. ចម្លែក 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៤៤</text:p>
          </table:table-cell>
          <table:table-cell table:style-name="តារាង1.A2" office:value-type="string">
            <text:p text:style-name="P3">ឆ្លោ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អំពើ​ធ្វើ​ឲ្យ​មនុស្ស​ឈឺ ដោយ​ឧបកិច្ច​នឹង​ស្នាម​ដាន​ដែល​ជាន់​ដែល​ពាល់ : ត្រូវ​ឆ្លោង​គេ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៤៥</text:p>
          </table:table-cell>
          <table:table-cell table:style-name="តារាង1.A2" office:value-type="string">
            <text:p text:style-name="P3">ឆ្ល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ល្អ​ស្រងៅ : ឆោមឆ្លៅ <text:s/>(ច្រើន​ប្រើ​តែ​ក្នុង​កាព្យ) 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ោម​ឆ្លៅ </text:p>
          </table:table-cell>
        </table:table-row>
        <table:table-row>
          <table:table-cell table:style-name="តារាង1.A2" office:value-type="string">
            <text:p text:style-name="P2">៣០៤៦</text:p>
          </table:table-cell>
          <table:table-cell table:style-name="តារាង1.A2" office:value-type="string">
            <text:p text:style-name="P3">ឆ្លាំ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ត្រី​រំអិល​មួយ​ប្រភេទ សន្ដាន​ទ្រនេល តែ​តូច​ជាង​ត្រី​ទ្រនេល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៤៧</text:p>
          </table:table-cell>
          <table:table-cell table:style-name="តារាង1.A2" office:value-type="string">
            <text:p text:style-name="P3">ឆ្វ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7">សូរ​ទឹក​ហូរ​ប៉ះ​នឹង​សម្រាស់​ជា​ដើម (ម. ព. ឆ ឬ ឆ​ៗ ឧ. ផង)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៤៨</text:p>
          </table:table-cell>
          <table:table-cell table:style-name="តារាង1.A2" office:value-type="string">
            <text:p text:style-name="P3">ឆ្វង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ថ្លា​ឆ្លុះ​ដូច​កញ្ចក់ : ទឹក​ថ្លា​ឆ្វង់ <text:s/>។ និយាយ​ថា <text:s/>វ៉ង់ <text:s/>ឬ ហ្វង់, ឈ្វេង ក៏​មាន (ម. ព. ទាំង​នេះ​ផង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៤៩</text:p>
          </table:table-cell>
          <table:table-cell table:style-name="តារាង1.A2" office:value-type="string">
            <text:p text:style-name="P3">ឆ្វា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7">សូរ​សំឡេង​កូន​ខ្ចី​យំ ឬ​ទន្សាយ​យំ​ដោយ​ជាប់​បន្ដឹង​ជាដើ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៥០</text:p>
          </table:table-cell>
          <table:table-cell table:style-name="តារាង1.A2" office:value-type="string">
            <text:p text:style-name="P3">ឆ្វាក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7">(ម. ព. ខ្វាក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៥១</text:p>
          </table:table-cell>
          <table:table-cell table:style-name="តារាង1.A2" office:value-type="string">
            <text:p text:style-name="P3">ឆ្វាក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ចង​ព័ទ្ធ​ស្លាក់​ខ្សែ : ឆ្វាក់​ខ្សែ​នឹង​បង្គោល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៥២</text:p>
          </table:table-cell>
          <table:table-cell table:style-name="តារាង1.A2" office:value-type="string">
            <text:p text:style-name="P3">ឆ្វា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ចំណោទ​លេខ​ជាន់​ខ្ពស់​មួយ​ប្រភេទ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៥៣</text:p>
          </table:table-cell>
          <table:table-cell table:style-name="តារាង1.A2" office:value-type="string">
            <text:p text:style-name="P3">ឆ្វា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7">សូរ​កាំជ្រួច​ដែល​ស្ទុះ​ឡើង​ទៅ​លើ​អាកាស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៥៤</text:p>
          </table:table-cell>
          <table:table-cell table:style-name="តារាង1.A2" office:value-type="string">
            <text:p text:style-name="P3">ឆ្វាត់ឆ្វៀ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ហើរ​ក្រឡឹង​ច្រវាត់​ទៅ​មក : ខ្លែង​និង​ប្រមង់​ហើរ​ឆ្វាត់​ឆ្វៀល​ ។</text:p>
          </table:table-cell>
          <table:table-cell table:style-name="តារាង1.D2" office:value-type="string">
            <text:p text:style-name="P5">ឆ្វៀលឆ្វាត់</text:p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៥៥</text:p>
          </table:table-cell>
          <table:table-cell table:style-name="តារាង1.A2" office:value-type="string">
            <text:p text:style-name="P3">ឆ្វាត់ឆ្វែ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ខ្វាត់ខ្វែង : ហើរ​ឆ្វាត់ឆ្វែង, ប្រចៀវ​ហើរ​ឆ្វាត់ឆ្វែង​រក​ចំណី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៥៦</text:p>
          </table:table-cell>
          <table:table-cell table:style-name="តារាង1.A2" office:value-type="string">
            <text:p text:style-name="P3">ឆ្វាយ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ព័ទ្ធ​ជា​ចង្វាយ : ឆ្វាយ​ខ្សែ <text:s/>ជាដើម ។ ឆ្វាយ​ដៃ ឆ្វាយ​ជើង <text:s/>បញ្ចេញ​អាការ​ធ្វើ​ដៃ, ជើង ដូច​គេ​ឆ្វាយ ។ រត់​ឆ្វាយ​ជើង <text:s/>រត់​បញ្ចេញ​ទំនង​លើក​ខ្ពស់​ៗ ឡើង​ដូច​គេ​ឆ្វាយ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៥៧</text:p>
          </table:table-cell>
          <table:table-cell table:style-name="តារាង1.A2" office:value-type="string">
            <text:p text:style-name="P3">ឆ្វៀ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ក្រឡឹង​ជុំវិញ : ហើរ​ឆ្វៀល, ខ្លែង​ហើរ​ឆ្វៀល​កូន​មាន់​ <text:s/>ជាដើ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៥៨</text:p>
          </table:table-cell>
          <table:table-cell table:style-name="តារាង1.A2" office:value-type="string">
            <text:p text:style-name="P3">ឆ្វៀលឆ្វាត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(ម. ព. ឆ្វាត់ឆ្វៀល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៥៩</text:p>
          </table:table-cell>
          <table:table-cell table:style-name="តារាង1.A2" office:value-type="string">
            <text:p text:style-name="P3">ឆ្វេ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ទទៃ​ពី​ស្ដាំ ។ មនុស្ស​ឆ្វេង <text:s/>គឺ​មនុស្ស​ដែល​និយាយ ឬ​ធ្វើ​ការ​មិន​ចុះ​បែប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៦០</text:p>
          </table:table-cell>
          <table:table-cell table:style-name="តារាង1.A2" office:value-type="string">
            <text:p text:style-name="P3">ឆ្វេះ</text:p>
          </table:table-cell>
          <table:table-cell table:style-name="តារាង1.A2" office:value-type="string">
            <text:p text:style-name="P5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ឈ្មោះ​ជ័រ​មាន​ពិស​សម្រាប់​ដាក់​ចុង​ប្រួញ គឺ​ជ័រ​ឆក់ (ហៅ​តាម​ទម្លាប់​ដោយ​ស្រុក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ឧ.</text:p>
          </table:table-cell>
          <table:table-cell table:style-name="តារាង1.D2" office:value-type="string">
            <text:p text:style-name="P17">សូរ​អ្វី​ៗ​ដែល​រង្គោះ​ជ្រុះ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៦១</text:p>
          </table:table-cell>
          <table:table-cell table:style-name="តារាង1.A2" office:value-type="string">
            <text:p text:style-name="P3">ឆ្វែល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</text:p>
          </table:table-cell>
          <table:table-cell table:style-name="តារាង1.D2" office:value-type="string">
            <text:p text:style-name="P17">ដែល​ហើរ​ក្រវែល​បណ្ដើរ គន់​មើល​បណ្ដើរ, ហើរ​ហក់​ផ្អៀងផ្អង : ហើរ​ឆ្វែល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៦២</text:p>
          </table:table-cell>
          <table:table-cell table:style-name="តារាង1.A2" office:value-type="string">
            <text:p text:style-name="P3">ឆ្អន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ឬ គុ.</text:p>
          </table:table-cell>
          <table:table-cell table:style-name="តារាង1.D2" office:value-type="string">
            <text:p text:style-name="P17">ទ្រាន់; ច្រើន​ប្រើ​ជា​បរិវារ​សព្ទ​របស់​ពាក្យ ជិន និង ឆ្អែត : <text:s/>ជិន​ឆ្អន់​, ឆ្អែត​ឆ្អន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ជិន​ឆ្អន់​</text:p>
            <text:p text:style-name="P17">ឆ្អែត​ឆ្អន់ </text:p>
          </table:table-cell>
        </table:table-row>
        <table:table-row>
          <table:table-cell table:style-name="តារាង1.A2" office:value-type="string">
            <text:p text:style-name="P2">៣០៦៣</text:p>
          </table:table-cell>
          <table:table-cell table:style-name="តារាង1.A2" office:value-type="string">
            <text:p text:style-name="P3">ឆ្អល់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ឬ គុ.</text:p>
          </table:table-cell>
          <table:table-cell table:style-name="តារាង1.D2" office:value-type="string">
            <text:p text:style-name="P17">ទល់​ខ្យល់; ដែល​ទល់​ខ្យល់​ក្នុង​ពោះ : ឆ្អល់​ពោះ, រោគ​ឆ្អល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៦៤</text:p>
          </table:table-cell>
          <table:table-cell table:style-name="តារាង1.A2" office:value-type="string">
            <text:p text:style-name="P3">ឆ្អាប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មាន​រស​ជាតិ​អាក្រក់​នាំ​ឲ្យ​ឆ្អើម : ក្លិន​ឆ្អាប, សម្ល​ឆ្អាប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៦៥</text:p>
          </table:table-cell>
          <table:table-cell table:style-name="តារាង1.A2" office:value-type="string">
            <text:p text:style-name="P3">ឆ្អិ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ល្អួត, ល្មួត, ឆ្ងិត : ក្លិន​ក្រអូប​ឆ្អិត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៦៦</text:p>
          </table:table-cell>
          <table:table-cell table:style-name="តារាង1.A2" office:value-type="string">
            <text:p text:style-name="P3">ឆ្អិន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ទីទៃ​ពី​ឆៅ គឺ​អ្វី​ៗ ដែល​ចម្អិន​ហើយ : បាយ​ឆ្អិន ។ ឆ្អិនឆ្អៅ <text:s/>ហ្មត់​ហ្មង​ស្រងៅ, ដែល​ចាស់​ចិត្ត​ចាស់​គំនិត, ហ្មត់ចត់ ។ មាស​ឆ្អិន <text:s/>មាស​ដែល​មាន​សម្បុរ​បរិសុទ្ធ ។ ហ្មត់ហ្មង (ពាក្យ​សម្រាប់​ប្រើ​ក្នុង​កាព្យ)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្អិន​ឆ្អៅ </text:p>
          </table:table-cell>
        </table:table-row>
        <table:table-row>
          <table:table-cell table:style-name="តារាង1.A2" office:value-type="string">
            <text:p text:style-name="P2">៣០៦៧</text:p>
          </table:table-cell>
          <table:table-cell table:style-name="តារាង1.A2" office:value-type="string">
            <text:p text:style-name="P3">ឆ្អឹ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អាការៈ​រឹង​ដែល​មាន​ក្នុង​កាយ​សត្វ​លោក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៦៨</text:p>
          </table:table-cell>
          <table:table-cell table:style-name="តារាង1.A2" office:value-type="string">
            <text:p text:style-name="P3">ឆ្អឹង​ជំនី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ន.</text:p>
          </table:table-cell>
          <table:table-cell table:style-name="តារាង1.D2" office:value-type="string">
            <text:p text:style-name="P17">ឆ្អឹង​ទាំង​ពីរ​ខាង​ដែល​ជាប់​ពី​ឆ្អឹង​ខ្នង​មក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៦៩</text:p>
          </table:table-cell>
          <table:table-cell table:style-name="តារាង1.A2" office:value-type="string">
            <text:p text:style-name="P3">ឆ្អឺស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តឹង​ពោះ​ខ្លាំង​ព្រោះ​បរិភោគ​អាហារ​ច្រើន​ជ្រុល : តឹង​ពោះ​ឆ្អឺស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៧០</text:p>
          </table:table-cell>
          <table:table-cell table:style-name="តារាង1.A2" office:value-type="string">
            <text:p text:style-name="P3">ឆ្អើម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ឬ គុ.</text:p>
          </table:table-cell>
          <table:table-cell table:style-name="តារាង1.D2" office:value-type="string">
            <text:p text:style-name="P17">ទ្រាន់, ខ្ពើម ដោយ​រស​ជាតិ​ឆ្អាប​ជាដើម : ឆ្អើម​រក​កល់​ចង្អោរ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៧១</text:p>
          </table:table-cell>
          <table:table-cell table:style-name="តារាង1.A2" office:value-type="string">
            <text:p text:style-name="P3">ឆ្អើរ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ចម្អិន​ឬ​កម្ដៅ​ដោយ​ដាក់​លើ​រាន ដុត​ភ្លើង​ពី​ក្រោម ដើម្បី​នឹង​ទុក​ឲ្យ​បាន​យូរ​ឬ​គ្រាន់​តែ​ឲ្យ​ស្រស់​ស្ងួត​ទឹក : ឆ្អើរ​ត្រី, ឆ្អើរ​សាច់ ។ ដេក​ឆ្អើរ​ភ្លើង <text:s/>ដេក​លើ​ដំណេក​ដែល​មាន​ភ្លើង​កម្ដៅ​ពី​ក្រោម ។ គុ. <text:s/>ដែល​ឆ្អើរ​ស្រេច​ហើយ, ដែល​ឆ្អិន, ដែល​ក្រៀម​ដោយ​ឆ្អើរ : ត្រី​ឆ្អើរ, សាច់​ឆ្អើរ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៧២</text:p>
          </table:table-cell>
          <table:table-cell table:style-name="តារាង1.A2" office:value-type="string">
            <text:p text:style-name="P3">ឆ្អើសឆ្អើម 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 វិ. ឬ គុ.</text:p>
          </table:table-cell>
          <table:table-cell table:style-name="តារាង1.D2" office:value-type="string">
            <text:p text:style-name="P17">ច្បិចច្បើម, ដែល​ស្ទាក់​ស្ទើរ : ស៊ី​ឆ្អើសឆ្អើម, កាន់​ការ​ឆ្អើសឆ្អើម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៧៣</text:p>
          </table:table-cell>
          <table:table-cell table:style-name="តារាង1.A2" office:value-type="string">
            <text:p text:style-name="P3">ឆ្អេះ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ដែល​មាន​ក្លិន​ក្រពុល​ខ្មោះ ស្ទើរ​ឆ្អាប​ស្ទើរ​ស្អុយ : ក្លិន​ឆ្អេះ ។ កិ. ឲ្យ​ក្លិន​ឆ្អេះ, ធុំ​ឆ្អេះ : ឆ្អេះ​ទឹក​មូត្រ​ណាស់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2">៣០៧៤</text:p>
          </table:table-cell>
          <table:table-cell table:style-name="តារាង1.A2" office:value-type="string">
            <text:p text:style-name="P3">ឆ្អែង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ប.</text:p>
          </table:table-cell>
          <table:table-cell table:style-name="តារាង1.D2" office:value-type="string">
            <text:p text:style-name="P17">ពាក្យ​សម្រាប់​និយាយ​ផ្សំ​ជា​មួយ​នឹង​ពាក្យ​ឆ្អឹង : ឆ្អឹង​ឆ្អែង <text:s/>គឺ​ឆ្អឹង​ដែល​មាន​សាច់​បន្ដិច​បន្តួច​ជាប់​នៅ ឬ​ឆ្អឹង​ដែល​សេស​សល់​បន្តិច​បន្តួច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្អឹងឆ្អែង</text:p>
          </table:table-cell>
        </table:table-row>
        <table:table-row>
          <table:table-cell table:style-name="តារាង1.A2" office:value-type="string">
            <text:p text:style-name="P2">៣០៧៥</text:p>
          </table:table-cell>
          <table:table-cell table:style-name="តារាង1.A2" office:value-type="string">
            <text:p text:style-name="P3">ឆ្អែត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កិ.</text:p>
          </table:table-cell>
          <table:table-cell table:style-name="តារាង1.D2" office:value-type="string">
            <text:p text:style-name="P17">អស់​ឃ្លាន, អស់​ស្រេក, បាន​ចម្អែត​ហើយ, ស្រេច​ការ​បរិភោគ​ហើយ; គ្រប់​គ្រាន់, បរិបូរ ។ ឆ្អែត​ឆ្អន់ <text:s/>ឆ្អែត​បរិបូណ៌​ដរាប​ដល់​ជិន​ឆ្អន់​លែង​ត្រូវ​ការ​បរិភោគ​ទៀត ។ ឆ្អែត​ឆ្អល់ <text:s/>ឆ្អែត​ត្រា​តែ​ឆ្អល់​ពោះ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្អែតឆ្អន់ </text:p>
            <text:p text:style-name="P17">ឆ្អែតឆ្អល់ </text:p>
          </table:table-cell>
        </table:table-row>
        <table:table-row>
          <table:table-cell table:style-name="តារាង1.A2" office:value-type="string">
            <text:p text:style-name="P2">៣០៧៦</text:p>
          </table:table-cell>
          <table:table-cell table:style-name="តារាង1.A2" office:value-type="string">
            <text:p text:style-name="P3">ឆ្អៅ</text:p>
          </table:table-cell>
          <table:table-cell table:style-name="តារាង1.A2" office:value-type="string">
            <text:p text:style-name="P5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5"/>
          </table:table-cell>
          <table:table-cell table:style-name="តារាង1.D2" office:value-type="string">
            <text:p text:style-name="P5">គុ.</text:p>
          </table:table-cell>
          <table:table-cell table:style-name="តារាង1.D2" office:value-type="string">
            <text:p text:style-name="P17">ងៅ, ច្រាល : ក្រហម​ឆ្អៅ, ច្រាល​ឆ្អៅ <text:s/>ឆ្អៅ​ក្រហម​ច្រាល​ខ្លាំង ។ រន្ទាល​ច្រាល​ឆ្អៅ <text:s/>ឆ្អៅ​ក្រហម​ច្រាល​រន្ទាល ។ ឆ្អិន​ឆ្អៅ ហ្មត់ចត់ : គំនិត​ឆ្អិនឆ្អៅ <text:s/>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17">ឆ្អិនឆ្អៅ 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>ឆៃថាវ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ចិ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8">ដំណាំ​មួយ​ប្រភេទ​ពួក​ស្ពៃ ស្លឹក​មាន​ក្លិន​ហាង​ឆួល គេ​ដាំ​យក​មើម​ប្រើ​ជា​បន្លែ : ស្ងោរ​មើម​ឆៃថាវ​ជា​មួយ​សាច់​ជ្រូក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>ឆៃប៉ូវ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ចិ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8">ផ្អក​មើម​ឆៃថាវ គឺ​មើម​ឆៃថាវ ដែល​គេ​កាត់​ពុះ​ជា​បន្ទះ​ៗ ហាល​ថ្ងៃ​ ឲ្យ​ស្រពាប់​ប្រឡាក់​អំបិល​ផ្អាប់​ទុក​យូរ​ថ្ងៃ សម្រាប់​ប្រើ​ជា​ម្ហូប​គោក​ បរិភោគ​ជា​មួយ​នឹង​បបរ​ជាដើម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9">ឆ្នាំ​ទ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ិ.</text:p>
          </table:table-cell>
          <table:table-cell table:style-name="តារាង1.D2" office:value-type="string">
            <text:p text:style-name="P8">ឆ្នាំ​ដែល​កន្លង​ទៅ​ហើយ​បន្ទាប់​ឆ្នាំ​បច្ចុប្បន្ន​នេះ ។ ឆ្នាំ​ទៅ​មួយ ឆ្នាំ​ដែល​កន្លង​ទៅ​ហើយ​មុន​ឆ្នាំ​ទៅ ។ ឆ្នាំ​ទៅ​មួយ​នាយ ឆ្នាំ​ដែល​កន្លង​ ទៅ​ហើយ​មុន​ឆ្នាំ​ទៅ​មួយ ។ ឆ្នាំ​ភ្នែក ឆ្នាំ​មុខ, ឆ្នាំ​ខាង​មុ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8">ឆ្នាំ​ទៅ​មួយ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aiduk OT1" svg:font-family="'Baiduk OT'"/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16T14:47:08</dc:date>
    <meta:print-date>2005-12-01T09:25:03</meta:print-date>
    <dc:language>en-US</dc:language>
    <meta:editing-cycles>135</meta:editing-cycles>
    <meta:editing-duration>P3DT2H10M4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3" meta:paragraph-count="1102" meta:word-count="2604" meta:character-count="30401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